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67246104DD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" svg:font-family="Wingdings"/>
    <style:font-face style:name="Calibri3" svg:font-family="Calibri" style:font-family-generic="modern"/>
    <style:font-face style:name="Consolas" svg:font-family="Consolas" style:font-family-generic="modern"/>
    <style:font-face style:name="DejaVu Sans1" svg:font-family="'DejaVu Sans'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nsolas2" svg:font-family="Consolas" style:font-family-generic="modern" style:font-pitch="variable"/>
    <style:font-face style:name="DejaVu Sans" svg:font-family="'DejaVu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95b3d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fcd5b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fac09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c3d69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dash" draw:stroke-dash="Dashed_20__28_var_29__20_4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106cm" svg:stroke-color="#4a7ebb" draw:marker-end="msArrowOpenEnd_20_9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5" svg:stroke-width="0.106cm" svg:stroke-color="#4a7ebb" draw:marker-end="msArrowOpenEnd_20_9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0070c0" draw:fill="solid" draw:fill-color="#dce6f2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1.543cm" fo:min-width="3.243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0cm" fo:min-width="5.31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0cm" fo:min-width="4.61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4.576cm" fo:min-width="1.78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4.83cm" fo:min-width="1.77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4a7ebb" draw:marker-end="msArrowStealthEnd_20_9" draw:marker-end-width="0.39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4a7ebb" draw:marker-end="msArrowStealthEnd_20_9" draw:marker-end-width="0.395cm" draw:marker-end-center="false" draw:fill="none" draw:textarea-vertical-align="top" draw:auto-grow-height="false" fo:min-height="20.40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696cm" fo:min-width="0.53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4a7ebb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b9cde5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3a5f8b" draw:fill="solid" draw:fill-color="#77933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3a5f8b" draw:fill="solid" draw:fill-color="#fcd5b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4a7eb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4cm" fo:padding-bottom="0.14cm" fo:padding-left="0.28cm" fo:padding-right="0.28cm" fo:wrap-option="no-wrap"/>
    </style:style>
    <style:style style:name="pr1" style:family="presentation" style:parent-style-name="Blank-subtitle">
      <style:graphic-properties draw:stroke="none" svg:stroke-width="0cm" draw:fill="none" draw:fill-color="#ffffff" draw:textarea-vertical-align="middle" draw:auto-grow-height="true" draw:fit-to-size="false" fo:min-height="12.179cm" fo:padding-top="0.14cm" fo:padding-bottom="0.14cm" fo:padding-left="0.28cm" fo:padding-right="0.28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28cm" fo:padding-right="0.28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true" draw:fit-to-size="false" fo:min-height="12.573cm" fo:padding-top="0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506cm" fo:padding-top="0.14cm" fo:padding-bottom="0.14cm" fo:padding-left="0.28cm" fo:padding-right="0.28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928cm" fo:padding-top="0.14cm" fo:padding-bottom="0.14cm" fo:padding-left="0.28cm" fo:padding-right="0.28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28cm" fo:padding-right="0.28cm" fo:wrap-option="wrap"/>
    </style:style>
    <style:style style:name="pr7" style:family="presentation" style:parent-style-name="Title_20_and_20_Content-notes">
      <style:graphic-properties draw:fill-color="#ffffff" draw:auto-grow-height="true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506cm" fo:padding-top="0.14cm" fo:padding-bottom="0.14cm" fo:padding-left="0.28cm" fo:padding-right="0.28cm" fo:wrap-option="wrap"/>
    </style:style>
    <style:style style:name="pr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shrink-to-fit" fo:min-height="11.928cm" fo:padding-top="0.14cm" fo:padding-bottom="0.14cm" fo:padding-left="0.28cm" fo:padding-right="0.28cm" fo:wrap-option="wrap"/>
    </style:style>
    <style:style style:name="pr1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11.928cm" fo:padding-top="0.14cm" fo:padding-bottom="0.14cm" fo:padding-left="0.28cm" fo:padding-right="0.28cm" fo:wrap-option="wrap"/>
    </style:style>
    <style:style style:name="pr11" style:family="presentation" style:parent-style-name="Title_20_and_20_Content-outline1">
      <style:graphic-properties draw:stroke="solid" svg:stroke-width="0.026cm" svg:stroke-color="#000000" draw:fill="solid" draw:fill-color="#ffff99" draw:textarea-vertical-align="top" draw:auto-grow-height="false" draw:fit-to-size="false" fo:min-height="11.928cm" fo:padding-top="0.14cm" fo:padding-bottom="0.14cm" fo:padding-left="0.28cm" fo:padding-right="0.28cm" fo:wrap-option="no-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5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5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9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2.274cm" fo:margin-right="0cm" fo:margin-top="0.169cm" fo:margin-bottom="0cm" fo:text-align="start" fo:text-indent="-0.874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cd5b5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ac09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134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1.05cm" fo:margin-right="0cm" fo:margin-top="0.247cm" fo:margin-bottom="0cm" fo:line-height="100%" fo:text-align="start" fo:text-indent="-1.0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1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fo:hyphenate="false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fo:hyphenate="false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6pt" style:font-size-asian="36pt" style:font-size-complex="36pt" fo:hyphenate="false"/>
    </style:style>
    <style:style style:name="P3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dce6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margin-top="0.219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2.274cm" fo:margin-right="0cm" fo:margin-top="0.219cm" fo:margin-bottom="0cm" fo:text-align="start" fo:text-indent="-0.874cm">
        <style:tab-stops>
          <style:tab-stop style:position="0cm"/>
        </style:tab-stops>
      </style:paragraph-properties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46" style:family="paragraph">
      <style:paragraph-properties fo:margin-left="1.05cm" fo:margin-right="0cm" fo:margin-top="0.226cm" fo:margin-bottom="0cm" fo:line-height="100%" fo:text-align="start" fo:text-indent="-1.0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b9cde5"/>
      <style:paragraph-properties fo:text-align="start" style:font-independent-line-spacing="true"/>
      <style:text-properties fo:font-size="18pt"/>
    </style:style>
    <style:style style:name="P50" style:family="paragraph">
      <style:paragraph-properties fo:margin-left="2.274cm" fo:margin-right="0cm" fo:margin-top="0.169cm" fo:margin-bottom="0cm" fo:text-align="start" fo:text-indent="-0.874cm">
        <style:tab-stops>
          <style:tab-stop style:position="0cm"/>
        </style:tab-stops>
      </style:paragraph-properties>
      <style:text-properties fo:font-size="24pt"/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size="24pt"/>
    </style:style>
    <style:style style:name="P5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55" style:family="paragraph">
      <style:paragraph-properties fo:margin-left="0cm" fo:margin-right="0cm" fo:margin-top="0cm" fo:margin-bottom="0cm" fo:line-height="0.406cm" fo:text-align="start" fo:text-indent="-1.049cm" style:punctuation-wrap="hanging" style:writing-mode="lr-tb">
        <style:tab-stops>
          <style:tab-stop style:position="0cm"/>
        </style:tab-stops>
      </style:paragraph-properties>
      <style:text-properties fo:font-size="11pt" style:font-size-asian="10pt" style:font-size-complex="10pt" fo:hyphenate="false"/>
    </style:style>
    <style:style style:name="P56" style:family="paragraph">
      <loext:graphic-properties draw:fill="solid" draw:fill-color="#ffff99"/>
      <style:paragraph-properties fo:margin-left="0cm" fo:margin-right="0cm" fo:margin-top="0cm" fo:margin-bottom="0cm" fo:line-height="0.406cm" fo:text-align="start" fo:text-indent="-1.049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0pt" style:font-size-complex="10pt" fo:hyphenate="false"/>
    </style:style>
    <style:style style:name="P57" style:family="paragraph">
      <loext:graphic-properties draw:fill-color="#ffffff"/>
      <style:text-properties fo:font-size="20pt"/>
    </style:style>
    <style:style style:name="P58" style:family="paragraph">
      <style:paragraph-properties fo:margin-left="1.05cm" fo:margin-right="0cm" fo:margin-top="0.198cm" fo:margin-bottom="0cm" fo:line-height="100%" fo:text-align="start" fo:text-indent="-1.0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loext:graphic-properties draw:fill="solid" draw:fill-color="#77933c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super 58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font-style="normal" style:text-underline-style="none" fo:font-weight="normal" style:font-name-asian="DejaVu Sans1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solid" style:text-underline-width="auto" style:text-underline-color="font-color" fo:font-weight="normal" style:font-size-asian="31pt" style:font-style-asian="normal" style:font-weight-asian="normal" style:font-size-complex="3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italic" style:text-underline-style="none" fo:font-weight="normal" style:font-size-asian="31pt" style:font-style-asian="italic" style:font-weight-asian="normal" style:font-size-complex="31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italic" style:text-underline-style="none" fo:font-weight="normal" style:font-size-asian="24pt" style:font-style-asian="italic" style:font-weight-asian="normal" style:font-name-complex="Consolas1" style:font-size-complex="2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1" fo:letter-spacing="normal" fo:font-style="normal" style:text-underline-style="none" fo:font-weight="normal" style:font-style-asian="normal" style:font-weight-asian="normal" style:font-name-complex="Consolas1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1" fo:letter-spacing="normal" fo:font-style="normal" style:text-underline-style="none" fo:font-weight="normal" style:font-size-asian="9pt" style:font-style-asian="normal" style:font-weight-asian="normal" style:font-name-complex="Consolas1" style:font-size-complex="9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1" fo:letter-spacing="normal" fo:font-style="normal" style:text-underline-style="none" fo:font-weight="bold" style:font-style-asian="normal" style:font-weight-asian="bold" style:font-name-complex="Consolas1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04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049cm"/>
        <style:text-properties fo:color="#000000" fo:font-size="100%"/>
      </text:list-level-style-number>
      <text:list-level-style-bullet text:level="2" text:bullet-char="•">
        <style:list-level-properties text:space-before="1.501cm" text:min-label-width="1.42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049cm"/>
        <style:text-properties fo:color="#000000" fo:font-size="100%"/>
      </text:list-level-style-number>
      <text:list-level-style-bullet text:level="2" text:bullet-char="•">
        <style:list-level-properties text:space-before="1.4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04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04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cm" text:min-label-width="0.87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04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cm" text:min-label-width="0.8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cm" text:min-label-width="0.69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4cm" text:min-label-width="0.87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3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Subtitle 2" presentation:style-name="pr1" draw:text-style-name="P2" draw:layer="layout" svg:width="25.399cm" svg:height="12.459cm" svg:x="1.301cm" svg:y="4.861cm" presentation:class="subtitle" presentation:user-transformed="true">
          <draw:text-box>
            <text:p text:style-name="P1"><text:span text:style-name="T1">PROPOSAL*</text:span></text:p>
            <text:p text:style-name="P1"><text:span text:style-name="T1">For a Modular, Pluggable 802.11 MAC Model</text:span><text:span text:style-name="T1"><text:line-break/></text:span><text:span text:style-name="T1">To Facilitate Experimentation and Contributions</text:span></text:p>
            <text:p text:style-name="P1"><text:span text:style-name="T2">András Varga</text:span></text:p>
            <text:p text:style-name="P1"><text:span text:style-name="T1"/></text:p>
            <text:p text:style-name="P1"><text:span text:style-name="T3">* revised and edited version of the slides presented </text:span><text:span text:style-name="T3"><text:line-break/></text:span><text:span text:style-name="T3">at the 2</text:span><text:span text:style-name="T4">nd</text:span><text:span text:style-name="T3"> OMNeT++ Community Summit, 2015</text:span></text:p>
          </draw:text-box>
        </draw:frame>
        <draw:custom-shape draw:name="TextBox 4" draw:style-name="gr1" draw:text-style-name="P4" draw:layer="layout" svg:width="22.83cm" svg:height="0.885cm" svg:x="2.25cm" svg:y="18.542cm">
          <text:p text:style-name="P3"><text:span text:style-name="T5">OMNeT++ Community Summit, Sept 3-4, 2015, Zurich (Switzerland), hosted by IBM Resear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" presentation:style-name="pr2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968cm" svg:height="10.476cm" svg:x="3.81cm" svg:y="2.123cm" draw:page-number="1" presentation:class="page"/>
          <draw:frame draw:name="Notes Placeholder 2" presentation:style-name="pr3" draw:text-style-name="P7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IEEE 802.11 Model Goals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IEEE 802.11 Model Goals</text:span></text:p>
          </draw:text-box>
        </draw:frame>
        <draw:frame draw:name="Content Placeholder 3" presentation:style-name="pr5" draw:text-style-name="P12" draw:layer="layout" svg:width="25.201cm" svg:height="13.857cm" svg:x="1.4cm" svg:y="4.9cm" presentation:class="outline" presentation:user-transformed="true">
          <draw:text-box>
            <text:list text:style-name="L3">
              <text:list-item>
                <text:p xml:id="id1" text:id="id1" text:style-name="P10"><text:span text:style-name="T8">Full-featured, validated model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11"><text:span text:style-name="T9">support for fragmentation, EDCA, block acknowledgement, frame aggregation, HT extensions, HT/legacy mixed mode... you name it</text:span></text:p>
                  </text:list-item>
                </text:list>
              </text:list-item>
              <text:list-item>
                <text:p xml:id="id3" text:id="id3" text:style-name="P10"><text:span text:style-name="T8">Allow experimentation</text:span></text:p>
              </text:list-item>
            </text:list>
            <text:list text:style-name="L5">
              <text:list-item>
                <text:list>
                  <text:list-item>
                    <text:p xml:id="id4" text:id="id4" text:style-name="P11"><text:span text:style-name="T9">configurable and hackable</text:span></text:p>
                  </text:list-item>
                </text:list>
              </text:list-item>
              <text:list-item>
                <text:p xml:id="id5" text:id="id5" text:style-name="P10"><text:span text:style-name="T8">Allow experimentation (and experimental features!) </text:span><text:span text:style-name="T10">without putting validity at risk</text:span></text:p>
              </text:list-item>
            </text:list>
            <text:p text:style-name="P10"><text:span text:style-name="T8"/></text:p>
          </draw:text-box>
        </draw:frame>
        <draw:frame draw:name="Slide Number Placeholder 4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EEE 802.11 Model Goals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IEEE 802.11 Model Goals</text:span></text:p>
          </draw:text-box>
        </draw:frame>
        <draw:frame draw:name="Content Placeholder 2" presentation:style-name="pr5" draw:text-style-name="P12" draw:layer="layout" svg:width="25.201cm" svg:height="14.743cm" svg:x="1.4cm" svg:y="4.9cm" presentation:class="outline" presentation:user-transformed="true">
          <draw:text-box>
            <text:list text:style-name="L7">
              <text:list-item>
                <text:p text:style-name="P14"><text:span text:style-name="T11">“</text:span><text:span text:style-name="T11">Allow experimentation and experimental features without putting validity at risk”</text:span><text:span text:style-name="T12"> – HOW?</text:span></text:p>
              </text:list-item>
              <text:list-item>
                <text:p xml:id="id6" text:id="id6" text:style-name="P14"><text:span text:style-name="T12">Answer: <text:s/>modular, plug-in architecture</text:span></text:p>
              </text:list-item>
            </text:list>
            <text:p xml:id="id7" text:id="id7" text:style-name="P15"><text:span text:style-name="T8">If part </text:span><text:span text:style-name="T13">X</text:span><text:span text:style-name="T8"> has multiple (pluggable) implementations, then...</text:span></text:p>
            <text:p text:style-name="P15"><text:span text:style-name="T8"/></text:p>
            <text:p text:style-name="P15"><text:span text:style-name="T8"/></text:p>
            <text:list text:style-name="L8">
              <text:list-item>
                <text:list>
                  <text:list-item>
                    <text:p xml:id="id9" text:id="id9" text:style-name="P16"><text:span text:style-name="T8">users of one implementation are </text:span><text:span text:style-name="T10">shielded from changes</text:span><text:span text:style-name="T8"> (incl. possible bugs!) in other implementations</text:span></text:p>
                  </text:list-item>
                  <text:list-item>
                    <text:p xml:id="id10" text:id="id10" text:style-name="P16"><text:span text:style-name="T10">you may use the simplest implementation</text:span><text:span text:style-name="T8"> of part </text:span><text:span text:style-name="T13">X</text:span><text:span text:style-name="T8"> that suits your project (less room for bugs, better performance)</text:span></text:p>
                  </text:list-item>
                  <text:list-item>
                    <text:p xml:id="id11" text:id="id11" text:style-name="P16"><text:span text:style-name="T10">it helps accepting contributions</text:span><text:span text:style-name="T8">: when a patch affects only an </text:span><text:span text:style-name="T13">“experimental”</text:span><text:span text:style-name="T8"> implementation of part </text:span><text:span text:style-name="T13">X</text:span><text:span text:style-name="T8">, code review can be more relax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g draw:name="Group 11" xml:id="id8" draw:id="id8">
          <draw:custom-shape draw:name="Rectangle 5" draw:style-name="gr3" draw:text-style-name="P17" draw:layer="layout" svg:width="1.015cm" svg:height="1.777cm" svg:x="9.937cm" svg:y="9.992cm">
            <text:p text:style-name="P34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" draw:text-style-name="P18" draw:layer="layout" svg:width="1.015cm" svg:height="1.777cm" svg:x="11.715cm" svg:y="9.992cm">
            <text:p text:style-name="P34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" draw:text-style-name="P19" draw:layer="layout" svg:width="1.015cm" svg:height="1.777cm" svg:x="13.493cm" svg:y="9.992cm">
            <text:p text:style-name="P34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" draw:text-style-name="P20" draw:layer="layout" svg:width="1.015cm" svg:height="1.777cm" svg:x="15.271cm" svg:y="9.992cm">
            <text:p text:style-name="P34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" draw:text-style-name="P22" draw:layer="layout" svg:width="1.57cm" svg:height="1.944cm" svg:x="16.99cm" svg:y="9.992cm">
            <text:p text:style-name="P21"><text:span text:style-name="T14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7" draw:text-style-name="P23" draw:layer="layout" svg:width="1.015cm" svg:height="1.777cm" svg:x="8.159cm" svg:y="9.992cm">
            <text:p text:style-name="P34"><text:span text:style-name="T2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s With the Current Implementation 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15">Problems With the Current Implementation </text:span></text:p>
          </draw:text-box>
        </draw:frame>
        <draw:frame draw:name="Content Placeholder 3" presentation:style-name="pr5" draw:text-style-name="P12" draw:layer="layout" svg:width="25.201cm" svg:height="13.857cm" svg:x="1.4cm" svg:y="4.9cm" presentation:class="outline" presentation:user-transformed="true">
          <draw:text-box>
            <text:list text:style-name="L7">
              <text:list-item>
                <text:p xml:id="id12" text:id="id12" text:style-name="P14"><text:span text:style-name="T12">Missing features</text:span></text:p>
              </text:list-item>
            </text:list>
            <text:list text:style-name="L8">
              <text:list-item>
                <text:list>
                  <text:list-item>
                    <text:p xml:id="id13" text:id="id13" text:style-name="P10"><text:span text:style-name="T8">No fragmentation, aggregation, block ack, etc.</text:span></text:p>
                  </text:list-item>
                </text:list>
              </text:list-item>
              <text:list-item>
                <text:p xml:id="id14" text:id="id14" text:style-name="P14"><text:span text:style-name="T12">Monolithic</text:span></text:p>
                <text:list>
                  <text:list-item>
                    <text:p xml:id="id15" text:id="id15" text:style-name="P10"><text:span text:style-name="T8">Complicated logic – difficult to comprehend and contribute to</text:span></text:p>
                  </text:list-item>
                  <text:list-item>
                    <text:p xml:id="id16" text:id="id16" text:style-name="P10"><text:span text:style-name="T8">It’s a single class, so any change will affect ALL user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17" text:id="id17" text:style-name="P24"><text:span text:style-name="T16">This mandates careful review and testing for each and every patch on behalf of INET maintainers!</text:span></text:p>
                      </text:list-item>
                    </text:list>
                  </text:list-item>
                </text:list>
              </text:list-item>
              <text:list-item>
                <text:p xml:id="id18" text:id="id18" text:style-name="P14"><text:span text:style-name="T12">General code quality</text:span></text:p>
              </text:list-item>
            </text:list>
            <text:p xml:id="id19" text:id="id19" text:style-name="P15"><text:span text:style-name="T8">Symptoms: </text:span></text:p>
            <text:list text:continue-numbering="true" text:style-name="L9">
              <text:list-item>
                <text:list>
                  <text:list-item>
                    <text:p xml:id="id20" text:id="id20" text:style-name="P16"><text:span text:style-name="T8">~70 data members -- difficult to comprehend and reason about</text:span></text:p>
                  </text:list-item>
                  <text:list-item>
                    <text:p xml:id="id21" text:id="id21" text:style-name="P16"><text:span text:style-name="T8">state machine with &gt;50 transitions (plus some extra code on at the top of handleWithFSM()) -- difficult to comprehend or extend</text:span></text:p>
                  </text:list-item>
                </text:list>
              </text:list-item>
            </text:list>
            <text:p text:style-name="P25"><text:span text:style-name="T12"/></text:p>
          </draw:text-box>
        </draw:frame>
        <draw:frame draw:name="Slide Number Placeholder 4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Machine – Why?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State Machine – Why?</text:span></text:p>
          </draw:text-box>
        </draw:frame>
        <draw:frame draw:name="Content Placeholder 2" presentation:style-name="pr5" draw:text-style-name="P29" draw:layer="layout" svg:width="25.201cm" svg:height="13.857cm" svg:x="1.4cm" svg:y="4.9cm" presentation:class="outline" presentation:user-transformed="true">
          <draw:text-box>
            <text:p xml:id="id22" text:id="id22" text:style-name="P26"><text:span text:style-name="T17">How did the FSM grow so big?</text:span></text:p>
            <text:list text:style-name="L10">
              <text:list-item>
                <text:list>
                  <text:list-item>
                    <text:p xml:id="id23" text:id="id23" text:style-name="P27"><text:span text:style-name="T8">Part of the problem is that the state machine mixes two different aspects: </text:span><text:span text:style-name="T18">channel access</text:span><text:span text:style-name="T8"> (interframe space, backoff period, retries with exponential backoff, etc) with </text:span><text:span text:style-name="T18">frame exchanges</text:span><text:span text:style-name="T8"> (Data+ACK, RTS+CTS+Data+ACK, TXOPs, etc.), and also scrams them into a small number of states </text:span><text:span text:style-name="T19"></text:span><text:span text:style-name="T8"> hence the large amount of state variables and FSM transitions</text:span></text:p>
                  </text:list-item>
                </text:list>
              </text:list-item>
            </text:list>
            <text:p text:style-name="P26"><text:span text:style-name="T20"/></text:p>
            <text:p text:style-name="P28"><text:span text:style-name="T20"/></text:p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MAC – Key Idea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New MAC – Key Ideas</text:span></text:p>
          </draw:text-box>
        </draw:frame>
        <draw:frame draw:name="Content Placeholder 2" presentation:style-name="pr9" draw:text-style-name="P32" draw:layer="layout" svg:width="25.201cm" svg:height="13.857cm" svg:x="1.4cm" svg:y="4.9cm" presentation:class="outline" presentation:user-transformed="true">
          <draw:text-box>
            <text:list text:style-name="L7">
              <text:list-item>
                <text:p text:style-name="P30"><text:span text:style-name="T21">Transmit</text:span><text:span text:style-name="T22"> process(es) decoupled from </text:span><text:span text:style-name="T21">Receive</text:span><text:span text:style-name="T22"> process</text:span></text:p>
              </text:list-item>
              <text:list-item>
                <text:p text:style-name="P30"><text:span text:style-name="T22">frame exchanges decoupled from channel access</text:span></text:p>
              </text:list-item>
              <text:list-item>
                <text:p text:style-name="P30"><text:span text:style-name="T22">frame exchanges as building blocks</text:span></text:p>
              </text:list-item>
              <text:list-item>
                <text:p text:style-name="P30"><text:span text:style-name="T22">many protocol features can be encapsulated in their own C++ classes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3">fragmentation, aggregation, automatic rate control, etc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Architecture - Concept" draw:style-name="dp1" draw:master-page-name="Title_20_and_20_Content" presentation:presentation-page-layout-name="AL2T11">
        <draw:custom-shape draw:name="Rectangle 5" draw:style-name="gr8" draw:text-style-name="P33" draw:layer="layout" svg:width="5.079cm" svg:height="2.539cm" svg:x="6.654cm" svg:y="13.548cm">
          <text:p text:style-name="P3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33" draw:layer="layout" svg:width="5.079cm" svg:height="2.539cm" svg:x="6.4cm" svg:y="13.294cm">
          <text:p text:style-name="P3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Basic Architecture - Concept</text:span></text:p>
          </draw:text-box>
        </draw:frame>
        <draw:custom-shape draw:name="Rectangle 6" draw:style-name="gr9" draw:text-style-name="P35" draw:layer="layout" svg:width="5.079cm" svg:height="2.539cm" svg:x="6.146cm" svg:y="13.04cm">
          <text:p text:style-name="P34"><text:span text:style-name="T24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5" draw:layer="layout" svg:width="5.079cm" svg:height="2.539cm" svg:x="15.798cm" svg:y="13.04cm">
          <text:p text:style-name="P34"><text:span text:style-name="T24">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5" draw:layer="layout" svg:width="11.683cm" svg:height="4.063cm" svg:x="7.67cm" svg:y="7.452cm">
          <text:p text:style-name="P34"><text:span text:style-name="T24">Upper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10" draw:text-style-name="P36" draw:layer="layout" svg:x1="4.621cm" svg:y1="17.865cm" svg:x2="23.417cm" svg:y2="17.865cm">
          <text:p/>
        </draw:line>
        <draw:line draw:name="Straight Connector 12" draw:style-name="gr10" draw:text-style-name="P36" draw:layer="layout" svg:x1="4.621cm" svg:y1="5.673cm" svg:x2="23.417cm" svg:y2="5.673cm">
          <text:p/>
        </draw:line>
        <draw:custom-shape draw:name="TextBox 13" draw:style-name="gr11" draw:text-style-name="P37" draw:layer="layout" svg:width="1.54cm" svg:height="1.017cm" svg:x="12.757cm" svg:y="17.856cm">
          <text:p text:style-name="P21"><text:span text:style-name="T25">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7" draw:layer="layout" svg:width="3.855cm" svg:height="1.017cm" svg:x="11.246cm" svg:y="4.658cm">
          <text:p text:style-name="P21"><text:span text:style-name="T25">Higher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12" draw:text-style-name="P36" draw:layer="layout" svg:width="1.015cm" svg:height="1.523cm" svg:x="17.312cm" svg:y="11.50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3" draw:style-name="gr12" draw:text-style-name="P36" draw:layer="layout" svg:width="4.063cm" svg:height="0.001cm" svg:x="11.724cm" svg:y="14.5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9" draw:style-name="gr12" draw:text-style-name="P36" draw:layer="layout" svg:width="0.001cm" svg:height="2.031cm" svg:x="8.676cm" svg:y="15.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2" draw:text-style-name="P36" draw:layer="layout" svg:width="0.001cm" svg:height="2.031cm" svg:x="18.338cm" svg:y="15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2" draw:text-style-name="P36" draw:layer="layout" svg:width="1.015cm" svg:height="1.523cm" svg:x="9.184cm" svg:y="11.5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12" draw:text-style-name="P36" draw:layer="layout" svg:width="0.001cm" svg:height="1.523cm" svg:x="13.766cm" svg:y="5.9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12" draw:text-style-name="P36" draw:layer="layout" svg:width="0.001cm" svg:height="1.523cm" svg:x="13.004cm" svg:y="5.9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11" draw:text-style-name="P37" draw:layer="layout" svg:width="3.322cm" svg:height="1.779cm" svg:x="20.893cm" svg:y="13.802cm">
          <text:p text:style-name="P21"><text:span text:style-name="T25">NAV</text:span><text:span text:style-name="T25"><text:line-break/></text:span><text:span text:style-name="T25">chan.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1" draw:text-style-name="P37" draw:layer="layout" svg:width="5.79cm" svg:height="1.017cm" svg:x="18.368cm" svg:y="16.341cm">
          <text:p text:style-name="P21"><text:span text:style-name="T25">frame, channel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1" draw:text-style-name="P37" draw:layer="layout" svg:width="2.043cm" svg:height="1.017cm" svg:x="8.693cm" svg:y="16.341cm">
          <text:p text:style-name="P21"><text:span text:style-name="T25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1" draw:text-style-name="P37" draw:layer="layout" svg:width="2.043cm" svg:height="1.017cm" svg:x="9.936cm" svg:y="11.77cm">
          <text:p text:style-name="P21"><text:span text:style-name="T25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1" draw:text-style-name="P37" draw:layer="layout" svg:width="3.25cm" svg:height="1.017cm" svg:x="12.237cm" svg:y="13.538cm">
          <text:p text:style-name="P21"><text:span text:style-name="T25">chan. bu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7" draw:layer="layout" svg:width="5.02cm" svg:height="4.065cm" svg:x="19.374cm" svg:y="7.434cm">
          <text:p text:style-name="P21"><text:span text:style-name="T25">queue(s),</text:span></text:p>
          <text:p text:style-name="P21"><text:span text:style-name="T25">fragmentation,</text:span></text:p>
          <text:p text:style-name="P21"><text:span text:style-name="T25">frame exchanges,</text:span></text:p>
          <text:p text:style-name="P21"><text:span text:style-name="T25">etc.</text:span></text:p>
          <text:p text:style-name="P2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1" draw:text-style-name="P37" draw:layer="layout" svg:width="2.043cm" svg:height="1.017cm" svg:x="17.818cm" svg:y="11.76cm">
          <text:p text:style-name="P21"><text:span text:style-name="T25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13" draw:text-style-name="P36" draw:layer="layout" svg:width="0.001cm" svg:height="5.841cm" svg:x="3.841cm" svg:y="6.1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13" draw:text-style-name="P36" draw:layer="layout" svg:width="0.001cm" svg:height="5.079cm" svg:x="3.841cm" svg:y="1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11" draw:text-style-name="P38" draw:layer="layout" svg:width="3.579cm" svg:height="1.778cm" draw:transform="rotate (1.5707963267949) translate (2.063cm 10.993cm)">
          <text:p text:style-name="P34"><text:span text:style-name="T25">deals </text:span><text:span text:style-name="T25"><text:line-break/></text:span><text:span text:style-name="T25">with fr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1" draw:text-style-name="P38" draw:layer="layout" svg:width="4.345cm" svg:height="1.778cm" draw:transform="rotate (1.5707963267949) translate (2.063cm 17.321cm)">
          <text:p text:style-name="P34"><text:span text:style-name="T25">deals with</text:span><text:span text:style-name="T25"><text:line-break/></text:span><text:span text:style-name="T25">channel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X Process: Interface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TX Process: Interface</text:span></text:p>
          </draw:text-box>
        </draw:frame>
        <draw:custom-shape draw:name="Rectangle 3" draw:style-name="gr9" draw:text-style-name="P35" draw:layer="layout" svg:width="9.143cm" svg:height="3.047cm" svg:x="4.857cm" svg:y="10.5cm">
          <text:p text:style-name="P34"><text:span text:style-name="T24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2" draw:text-style-name="P36" draw:layer="layout" svg:width="0.001cm" svg:height="4.063cm" svg:x="7.387cm" svg:y="6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9" draw:style-name="gr14" draw:text-style-name="P36" draw:layer="layout" svg:width="0.001cm" svg:height="1.523cm" svg:x="10.953cm" svg:y="8.9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" draw:style-name="gr12" draw:text-style-name="P36" draw:layer="layout" svg:width="0.001cm" svg:height="3.047cm" svg:x="9.429cm" svg:y="13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2" draw:text-style-name="P36" draw:layer="layout" svg:width="9.651cm" svg:height="0.001cm" svg:x="13.991cm" svg:y="11.2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15" draw:text-style-name="P37" draw:layer="layout" svg:width="19.781cm" svg:height="1.779cm" svg:x="7.397cm" svg:y="6.436cm">
          <text:p text:style-name="P21"><text:span text:style-name="T26">transmitContentionFrame</text:span><text:span text:style-name="T25">(</text:span><text:span text:style-name="T27">frame</text:span><text:span text:style-name="T25">, simtime_t </text:span><text:span text:style-name="T27">ifs</text:span><text:span text:style-name="T25">, simtime_t </text:span><text:span text:style-name="T27">eifs, </text:span><text:span text:style-name="T25">int </text:span><text:span text:style-name="T27">cw,..</text:span><text:span text:style-name="T25">);</text:span></text:p>
          <text:p text:style-name="P21"><text:span text:style-name="T26">transmitImmediateFrame</text:span><text:span text:style-name="T25">(</text:span><text:span text:style-name="T27">frame</text:span><text:span text:style-name="T25">, simtime_t ifs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" draw:text-style-name="P37" draw:layer="layout" svg:width="9.143cm" svg:height="1.017cm" svg:x="11.207cm" svg:y="8.704cm">
          <text:p text:style-name="P21"><text:span text:style-name="T26">transmissionComplete</text:span><text:span text:style-name="T25">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5" draw:text-style-name="P37" draw:layer="layout" svg:width="7.619cm" svg:height="1.017cm" svg:x="9.429cm" svg:y="15.072cm">
          <text:p text:style-name="P21"><text:span text:style-name="T25">transmit frame over 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5" draw:text-style-name="P37" draw:layer="layout" svg:width="10.159cm" svg:height="1.017cm" svg:x="14.509cm" svg:y="11.262cm">
          <text:p text:style-name="P21"><text:span text:style-name="T26">mediumStateChanged</text:span><text:span text:style-name="T25">(bool </text:span><text:span text:style-name="T27">busy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16" draw:text-style-name="P36" draw:layer="layout" svg:x1="4.348cm" svg:y1="17.103cm" svg:x2="21.112cm" svg:y2="17.103cm">
          <text:p/>
        </draw:line>
        <draw:custom-shape draw:name="TextBox 31" draw:style-name="gr11" draw:text-style-name="P37" draw:layer="layout" svg:width="1.54cm" svg:height="1.017cm" svg:x="11.945cm" svg:y="17.104cm">
          <text:p text:style-name="P21"><text:span text:style-name="T25">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" draw:style-name="gr16" draw:text-style-name="P36" draw:layer="layout" svg:x1="4.348cm" svg:y1="5.927cm" svg:x2="21.112cm" svg:y2="5.927cm">
          <text:p/>
        </draw:line>
        <draw:line draw:name="Straight Connector 33" draw:style-name="gr16" draw:text-style-name="P36" draw:layer="layout" svg:x1="24.668cm" svg:y1="8.975cm" svg:x2="24.668cm" svg:y2="15.071cm">
          <text:p/>
        </draw:line>
        <draw:custom-shape draw:name="TextBox 36" draw:style-name="gr11" draw:text-style-name="P37" draw:layer="layout" svg:width="3.369cm" svg:height="1.017cm" svg:x="11.983cm" svg:y="4.912cm">
          <text:p text:style-name="P21"><text:span text:style-name="T25">Upper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1" draw:text-style-name="P37" draw:layer="layout" svg:width="1.183cm" svg:height="1.017cm" draw:transform="rotate (-1.5707963267949) translate (25.695cm 11.435cm)">
          <text:p text:style-name="P21"><text:span text:style-name="T25">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12" draw:text-style-name="P36" draw:layer="layout" svg:width="9.651cm" svg:height="0.001cm" svg:x="13.991cm" svg:y="12.7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0" draw:style-name="gr15" draw:text-style-name="P37" draw:layer="layout" svg:width="10.159cm" svg:height="1.017cm" svg:x="14.509cm" svg:y="12.776cm">
          <text:p text:style-name="P21"><text:span text:style-name="T26">corruptedFrameReceived</text:span><text:span text:style-name="T25">() <text:s/></text:span><text:span text:style-name="T27">[for EIF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1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X Process State Machine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TX Process State Machine</text:span></text:p>
          </draw:text-box>
        </draw:frame>
        <draw:custom-shape draw:name="TextBox 8" draw:style-name="gr17" draw:text-style-name="P39" draw:layer="layout" svg:width="7.873cm" svg:height="4.827cm" svg:x="18.827cm" svg:y="6.134cm">
          <text:p text:style-name="P21"><text:span text:style-name="T25">Busy if:</text:span></text:p>
          <text:list text:style-name="L11">
            <text:list-item>
              <text:p text:style-name="P21"><text:span text:style-name="T25">receiver senses busy channel, or</text:span></text:p>
            </text:list-item>
            <text:list-item>
              <text:p text:style-name="P21"><text:span text:style-name="T25">we are transmitting, or</text:span></text:p>
            </text:list-item>
            <text:list-item>
              <text:p text:style-name="P21"><text:span text:style-name="T25">NAV indicates reservation by other s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37" draw:layer="layout" svg:width="17.91cm" svg:height="2.965cm" svg:x="1.131cm" svg:y="4.469cm">
          <text:p text:style-name="P21"><text:span text:style-name="T28">transmitContentionFrame</text:span><text:span text:style-name="T8">(</text:span><text:span text:style-name="T13">frame, ifs, eifs, cw, ...</text:span><text:span text:style-name="T8">)</text:span></text:p>
          <text:list text:style-name="L12">
            <text:list-item>
              <text:p text:style-name="P21"><text:span text:style-name="T9"><text:s/></text:span><text:span text:style-name="T9">used e.g. for data frames</text:span></text:p>
            </text:list-item>
            <text:list-item>
              <text:p text:style-name="P21"><text:span text:style-name="T9"><text:s/></text:span><text:span text:style-name="T9">Note: doesn’t contain retransmission! (it’s done elsewher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" draw:text-style-name="P35" draw:layer="layout" svg:width="3.301cm" svg:height="2.539cm" svg:x="1.555cm" svg:y="12.703cm">
          <text:p text:style-name="P34"><text:span text:style-name="T24">ID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8" draw:text-style-name="P35" draw:layer="layout" svg:width="5.303cm" svg:height="2.539cm" svg:x="10.668cm" svg:y="12.686cm">
          <text:p text:style-name="P34"><text:span text:style-name="T24">IFS+BKOFF*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19" draw:text-style-name="P36" draw:layer="layout" svg:width="5.811cm" svg:height="0.003cm" svg:x="4.857cm" svg:y="13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11" draw:text-style-name="P37" draw:layer="layout" svg:width="3.873cm" svg:height="1.017cm" svg:x="5.636cm" svg:y="13.84cm">
          <text:p text:style-name="P21"><text:span text:style-name="T25">Start &amp; !Bu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37" draw:layer="layout" svg:width="3.838cm" svg:height="1.017cm" svg:x="11.92cm" svg:y="16.249cm">
          <text:p text:style-name="P21"><text:span text:style-name="T25">TX-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9" draw:text-style-name="P35" draw:layer="layout" svg:width="4.825cm" svg:height="2.539cm" svg:x="21.082cm" svg:y="12.703cm">
          <text:p text:style-name="P34"><text:span text:style-name="T24">TRANS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20" draw:text-style-name="P36" draw:layer="layout" svg:width="5.111cm" svg:height="0.001cm" svg:x="15.971cm" svg:y="13.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11" draw:text-style-name="P37" draw:layer="layout" svg:width="3.987cm" svg:height="1.017cm" svg:x="16.489cm" svg:y="13.793cm">
          <text:p text:style-name="P21"><text:span text:style-name="T25">Backoff-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9" draw:text-style-name="P35" draw:layer="layout" svg:width="4.317cm" svg:height="2.539cm" svg:x="4.349cm" svg:y="8.385cm">
          <text:p text:style-name="P34"><text:span text:style-name="T24">DEF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0" draw:style-name="gr21" draw:text-style-name="P36" draw:layer="layout" svg:width="2.286cm" svg:height="4.826cm" draw:transform="rotate (1.5707963267949) translate (6.35cm 13.208cm)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traight Arrow Connector 22" draw:style-name="gr22" draw:text-style-name="P36" draw:layer="layout" svg:width="2.272cm" svg:height="5.08cm" draw:transform="rotate (1.5707963267949) translate (8.382cm 12.686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traight Arrow Connector 23" draw:style-name="gr23" draw:text-style-name="P36" draw:layer="layout" svg:width="3.047cm" svg:height="1.142cm" draw:transform="rotate (-1.5707963267949) translate (4.349cm 9.645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traight Arrow Connector 50" draw:style-name="gr24" draw:text-style-name="P36" draw:layer="layout" svg:width="0.017cm" svg:height="20.652cm" draw:transform="rotate (-1.5707963267949) translate (23.876cm 15.225cm)">
          <text:p/>
          <draw:enhanced-geometry draw:mirror-horizontal="false" draw:mirror-vertical="false" svg:viewBox="0 0 0 0" draw:text-areas="0 0 ?f5 ?f6" draw:type="ooxml-curvedConnector3" draw:modifiers="574289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53" draw:style-name="gr11" draw:text-style-name="P37" draw:layer="layout" svg:width="2.585cm" svg:height="1.017cm" svg:x="9.766cm" svg:y="10.569cm">
          <text:p text:style-name="P21"><text:span text:style-name="T25">Ch-Bu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1" draw:text-style-name="P37" draw:layer="layout" svg:width="2.319cm" svg:height="1.779cm" svg:x="1.565cm" svg:y="9.401cm">
          <text:p text:style-name="P21"><text:span text:style-name="T25">Start &amp;</text:span><text:span text:style-name="T25"><text:line-break/></text:span><text:span text:style-name="T25">Bu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1" draw:text-style-name="P37" draw:layer="layout" svg:width="2.518cm" svg:height="1.017cm" svg:x="4.834cm" svg:y="11.338cm">
          <text:p text:style-name="P21"><text:span text:style-name="T25">Ch-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11" draw:text-style-name="P37" draw:layer="layout" svg:width="25.073cm" svg:height="0.975cm" svg:x="1.798cm" svg:y="17.687cm">
          <text:p text:style-name="P21"><text:span text:style-name="T29">* omitted detail: switch to EIFS on reception of frame with bad checksum, and back on correc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3" draw:style-name="gr25" draw:text-style-name="P36" draw:layer="layout" svg:width="1.037cm" svg:height="1.946cm" svg:x="11.937cm" svg:y="8.9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74" draw:style-name="gr11" draw:text-style-name="P37" draw:layer="layout" svg:width="5.705cm" svg:height="1.695cm" svg:x="12.907cm" svg:y="7.96cm">
          <text:p text:style-name="P21"><text:span text:style-name="T29">remember remaining</text:span><text:span text:style-name="T29"><text:line-break/></text:span><text:span text:style-name="T29">backoff time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8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X Process: Immediate Frame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TX Process: Immediate Frames</text:span></text:p>
          </draw:text-box>
        </draw:frame>
        <draw:custom-shape draw:name="TextBox 10" draw:style-name="gr11" draw:text-style-name="P37" draw:layer="layout" svg:width="20.547cm" svg:height="2.965cm" svg:x="1.745cm" svg:y="4.658cm">
          <text:p text:style-name="P21"><text:span text:style-name="T28">transmitImmediateFrame</text:span><text:span text:style-name="T8">(</text:span><text:span text:style-name="T13">frame, ifs</text:span><text:span text:style-name="T8">)</text:span></text:p>
          <text:list text:style-name="L12">
            <text:list-item>
              <text:p text:style-name="P21"><text:span text:style-name="T9"><text:s/></text:span><text:span text:style-name="T9">used e.g. for ACK, CTS, immediate BA, back-to-back data frames, etc.</text:span></text:p>
            </text:list-item>
            <text:list-item>
              <text:p text:style-name="P21"><text:span text:style-name="T9"><text:s/></text:span><text:span text:style-name="T9">no conten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" draw:text-style-name="P35" draw:layer="layout" svg:width="3.301cm" svg:height="2.539cm" svg:x="2.825cm" svg:y="8.976cm">
          <text:p text:style-name="P34"><text:span text:style-name="T24">ID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" draw:text-style-name="P35" draw:layer="layout" svg:width="4.571cm" svg:height="2.539cm" svg:x="10.191cm" svg:y="8.976cm">
          <text:p text:style-name="P34"><text:span text:style-name="T24">WAIT-IF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35" draw:layer="layout" svg:width="5.079cm" svg:height="2.539cm" svg:x="18.065cm" svg:y="8.976cm">
          <text:p text:style-name="P34"><text:span text:style-name="T24">TRANSM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9" draw:style-name="gr26" draw:text-style-name="P36" draw:layer="layout" svg:width="4.063cm" svg:height="0.001cm" svg:x="6.127cm" svg:y="10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26" draw:text-style-name="P36" draw:layer="layout" svg:width="3.301cm" svg:height="0.001cm" svg:x="14.763cm" svg:y="10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4" draw:style-name="gr11" draw:text-style-name="P37" draw:layer="layout" svg:width="1.743cm" svg:height="1.017cm" svg:x="6.663cm" svg:y="9.23cm">
          <text:p text:style-name="P21"><text:span text:style-name="T25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37" draw:layer="layout" svg:width="2.818cm" svg:height="1.017cm" svg:x="15.028cm" svg:y="9.23cm">
          <text:p text:style-name="P21"><text:span text:style-name="T25">IFS-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37" draw:layer="layout" svg:width="3.838cm" svg:height="1.017cm" svg:x="10.718cm" svg:y="13.03cm">
          <text:p text:style-name="P21"><text:span text:style-name="T25">TX-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3" draw:text-style-name="P36" draw:layer="layout" svg:width="0.034cm" svg:height="16.128cm" draw:transform="rotate (-1.5707963267949) translate (20.622cm 11.498cm)">
          <text:p/>
          <draw:enhanced-geometry draw:mirror-horizontal="false" draw:mirror-vertical="false" svg:viewBox="0 0 0 0" draw:text-areas="0 0 ?f5 ?f6" draw:type="ooxml-curvedConnector3" draw:modifiers="694286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Slide Number Placeholder 12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X Process State Machine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TX Process State Machine</text:span></text:p>
          </draw:text-box>
        </draw:frame>
        <draw:frame draw:name="Content Placeholder 4" presentation:style-name="pr5" draw:text-style-name="P12" draw:layer="layout" svg:width="25.201cm" svg:height="13.857cm" svg:x="1.4cm" svg:y="4.769cm" presentation:class="outline" presentation:user-transformed="true">
          <draw:text-box>
            <text:list text:style-name="L7">
              <text:list-item>
                <text:p text:style-name="P40"><text:span text:style-name="T20">Why so simple...? </text:span></text:p>
              </text:list-item>
            </text:list>
            <text:list text:style-name="L8">
              <text:list-item>
                <text:list>
                  <text:list-item>
                    <text:p text:style-name="P41"><text:span text:style-name="T30">Where is ACK, RTS/CTS, etc?</text:span></text:p>
                  </text:list-item>
                  <text:list-item>
                    <text:p text:style-name="P41"><text:span text:style-name="T30">Also, where is retransmission handling?</text:span></text:p>
                  </text:list-item>
                  <text:list-item>
                    <text:p text:style-name="P41"><text:span text:style-name="T30">EDCA?</text:span></text:p>
                  </text:list-item>
                </text:list>
              </text:list-item>
              <text:list-item>
                <text:p xml:id="id24" text:id="id24" text:style-name="P40"><text:span text:style-name="T20">Reason:</text:span></text:p>
                <text:list>
                  <text:list-item>
                    <text:p xml:id="id25" text:id="id25" text:style-name="P41"><text:span text:style-name="T30">In early 802.11, frame exchanges were simple: just Data+ACK, RTS+CTS – it could be encoded into the state machine.</text:span></text:p>
                  </text:list-item>
                </text:list>
              </text:list-item>
            </text:list>
            <text:p xml:id="id26" text:id="id26" text:style-name="P42"><text:span text:style-name="T30"><text:tab/></text:span><text:span text:style-name="T31">Today, no longer!</text:span><text:span text:style-name="T30"> TXOP, Block ACK sequences, reverse direction frame exchange, etc...</text:span></text:p>
            <text:p xml:id="id27" text:id="id27" text:style-name="P42"><text:span text:style-name="T30"><text:tab/></text:span><text:span text:style-name="T30">So: we want to take the complexity somewhere else</text:span></text:p>
            <text:list text:continue-numbering="true" text:style-name="L8">
              <text:list-item>
                <text:list>
                  <text:list-item>
                    <text:p xml:id="id28" text:id="id28" text:style-name="P27"><text:span text:style-name="T30">EDCA: just create 4 instances of </text:span><text:span text:style-name="T32">TX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X Process: Interface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RX Process: Interface</text:span></text:p>
          </draw:text-box>
        </draw:frame>
        <draw:custom-shape draw:name="Rectangle 3" draw:style-name="gr9" draw:text-style-name="P35" draw:layer="layout" svg:width="9.143cm" svg:height="3.047cm" svg:x="10.445cm" svg:y="10.5cm">
          <text:p text:style-name="P34"><text:span text:style-name="T24">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2" draw:text-style-name="P36" draw:layer="layout" svg:width="0.001cm" svg:height="3.555cm" svg:x="15.017cm" svg:y="6.9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12" draw:text-style-name="P36" draw:layer="layout" svg:width="0.001cm" svg:height="3.047cm" svg:x="15.017cm" svg:y="13.5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" draw:style-name="gr12" draw:text-style-name="P36" draw:layer="layout" svg:width="6.095cm" svg:height="0.001cm" svg:x="4.339cm" svg:y="11.0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" draw:style-name="gr15" draw:text-style-name="P37" draw:layer="layout" svg:width="9.143cm" svg:height="1.017cm" svg:x="15.525cm" svg:y="6.934cm">
          <text:p text:style-name="P21"><text:span text:style-name="T26">lowerFrameArrived</text:span><text:span text:style-name="T25">(</text:span><text:span text:style-name="T27">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37" draw:layer="layout" svg:width="7.619cm" svg:height="1.779cm" svg:x="15.017cm" svg:y="14.8cm">
          <text:p text:style-name="P21"><text:span text:style-name="T26">mediumStateChanged</text:span><text:span text:style-name="T25">()</text:span></text:p>
          <text:p text:style-name="P21"><text:span text:style-name="T26">handleLowerFrame</text:span><text:span text:style-name="T27">(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37" draw:layer="layout" svg:width="9.397cm" svg:height="1.017cm" svg:x="4.349cm" svg:y="9.474cm">
          <text:p text:style-name="P21"><text:span text:style-name="T26">mediumStateChanged</text:span><text:span text:style-name="T25">(bool </text:span><text:span text:style-name="T27">busy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6" draw:text-style-name="P36" draw:layer="layout" svg:x1="6.634cm" svg:y1="17.103cm" svg:x2="23.398cm" svg:y2="17.103cm">
          <text:p/>
        </draw:line>
        <draw:custom-shape draw:name="TextBox 13" draw:style-name="gr11" draw:text-style-name="P37" draw:layer="layout" svg:width="1.54cm" svg:height="1.017cm" svg:x="14.485cm" svg:y="17.104cm">
          <text:p text:style-name="P21"><text:span text:style-name="T25">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6" draw:text-style-name="P36" draw:layer="layout" svg:x1="6.634cm" svg:y1="5.927cm" svg:x2="23.398cm" svg:y2="5.927cm">
          <text:p/>
        </draw:line>
        <draw:line draw:name="Straight Connector 15" draw:style-name="gr16" draw:text-style-name="P36" draw:layer="layout" svg:x1="3.332cm" svg:y1="7.451cm" svg:x2="3.332cm" svg:y2="16.595cm">
          <text:p/>
        </draw:line>
        <draw:custom-shape draw:name="TextBox 16" draw:style-name="gr11" draw:text-style-name="P37" draw:layer="layout" svg:width="3.369cm" svg:height="1.017cm" svg:x="13.157cm" svg:y="4.912cm">
          <text:p text:style-name="P21"><text:span text:style-name="T25">Upper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1" draw:text-style-name="P37" draw:layer="layout" svg:width="1.149cm" svg:height="1.017cm" draw:transform="rotate (-1.5707963267949) translate (3.333cm 11.377cm)">
          <text:p text:style-name="P21"><text:span text:style-name="T25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2" draw:text-style-name="P36" draw:layer="layout" svg:width="6.095cm" svg:height="0.001cm" svg:x="4.349cm" svg:y="12.7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9" draw:style-name="gr15" draw:text-style-name="P37" draw:layer="layout" svg:width="7.619cm" svg:height="1.017cm" svg:x="3.133cm" svg:y="11.76cm">
          <text:p text:style-name="P21"><text:span text:style-name="T26">corruptedFrameReceived</text:span><text:span text:style-name="T25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7" draw:text-style-name="P43" draw:layer="layout" svg:width="1.62cm" svg:height="1.017cm" svg:x="17.563cm" svg:y="12.278cm">
          <text:p text:style-name="P21"><text:span text:style-name="T25">N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37" draw:layer="layout" svg:width="7.543cm" svg:height="2.287cm" svg:x="19.631cm" svg:y="10.731cm">
          <text:p text:style-name="P21"><text:span text:style-name="T13">performs FCS check, </text:span><text:span text:style-name="T13"><text:line-break/></text:span><text:span text:style-name="T13">maintains N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2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perMAC: Interface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UpperMAC: Interface</text:span></text:p>
          </draw:text-box>
        </draw:frame>
        <draw:custom-shape draw:name="Rectangle 4" draw:style-name="gr9" draw:text-style-name="P35" draw:layer="layout" svg:width="15.239cm" svg:height="3.047cm" svg:x="4.603cm" svg:y="8.468cm">
          <text:p text:style-name="P34"><text:span text:style-name="T24">Upper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2" draw:text-style-name="P36" draw:layer="layout" svg:width="0.001cm" svg:height="5.079cm" svg:x="6.127cm" svg:y="11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14" draw:text-style-name="P36" draw:layer="layout" svg:width="0.001cm" svg:height="1.777cm" svg:x="8.413cm" svg:y="11.5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9" draw:style-name="gr15" draw:text-style-name="P37" draw:layer="layout" svg:width="13.431cm" svg:height="1.779cm" svg:x="6.127cm" svg:y="14.8cm">
          <text:p text:style-name="P21"><text:span text:style-name="T26">transmitContentionFrame</text:span><text:span text:style-name="T25">(</text:span><text:span text:style-name="T27">frame</text:span><text:span text:style-name="T25">, </text:span><text:span text:style-name="T27">ifs</text:span><text:span text:style-name="T25">, </text:span><text:span text:style-name="T27">eifs</text:span><text:span text:style-name="T25">, </text:span><text:span text:style-name="T27">cw...</text:span><text:span text:style-name="T25">)</text:span></text:p>
          <text:p text:style-name="P21"><text:span text:style-name="T26">transmitImmediateFrame</text:span><text:span text:style-name="T25">(</text:span><text:span text:style-name="T27">frame</text:span><text:span text:style-name="T25">, </text:span><text:span text:style-name="T27">ifs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37" draw:layer="layout" svg:width="7.365cm" svg:height="1.017cm" svg:x="8.413cm" svg:y="12.278cm">
          <text:p text:style-name="P21"><text:span text:style-name="T26">transmissionComplete</text:span><text:span text:style-name="T25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16" draw:text-style-name="P36" draw:layer="layout" svg:x1="4.348cm" svg:y1="17.103cm" svg:x2="10.444cm" svg:y2="17.103cm">
          <text:p/>
        </draw:line>
        <draw:custom-shape draw:name="TextBox 14" draw:style-name="gr11" draw:text-style-name="P37" draw:layer="layout" svg:width="1.15cm" svg:height="1.017cm" svg:x="6.75cm" svg:y="17.094cm">
          <text:p text:style-name="P21"><text:span text:style-name="T25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16" draw:text-style-name="P36" draw:layer="layout" svg:x1="4.348cm" svg:y1="5.673cm" svg:x2="21.112cm" svg:y2="5.673cm">
          <text:p/>
        </draw:line>
        <draw:custom-shape draw:name="TextBox 17" draw:style-name="gr11" draw:text-style-name="P37" draw:layer="layout" svg:width="3.758cm" svg:height="1.017cm" svg:x="11.225cm" svg:y="4.658cm">
          <text:p text:style-name="P21"><text:span text:style-name="T25">Upper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6" draw:text-style-name="P36" draw:layer="layout" svg:x1="15.016cm" svg:y1="17.113cm" svg:x2="21.112cm" svg:y2="17.113cm">
          <text:p/>
        </draw:line>
        <draw:custom-shape draw:name="TextBox 22" draw:style-name="gr11" draw:text-style-name="P37" draw:layer="layout" svg:width="1.184cm" svg:height="1.017cm" svg:x="17.418cm" svg:y="17.103cm">
          <text:p text:style-name="P21"><text:span text:style-name="T25">R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12" draw:text-style-name="P36" draw:layer="layout" svg:width="0.001cm" svg:height="5.079cm" svg:x="18.319cm" svg:y="11.5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6" draw:style-name="gr15" draw:text-style-name="P37" draw:layer="layout" svg:width="7.873cm" svg:height="1.017cm" svg:x="18.319cm" svg:y="13.284cm">
          <text:p text:style-name="P21"><text:span text:style-name="T26">lowerFrameArrived</text:span><text:span text:style-name="T25">(</text:span><text:span text:style-name="T27">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2" draw:text-style-name="P36" draw:layer="layout" svg:width="0.001cm" svg:height="2.031cm" svg:x="16.795cm" svg:y="6.4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12" draw:text-style-name="P36" draw:layer="layout" svg:width="0.001cm" svg:height="2.031cm" svg:x="7.651cm" svg:y="6.4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2" draw:style-name="gr15" draw:text-style-name="P37" draw:layer="layout" svg:width="8.127cm" svg:height="1.017cm" svg:x="7.651cm" svg:y="6.436cm">
          <text:p text:style-name="P21"><text:span text:style-name="T26">upperFrameArrived</text:span><text:span text:style-name="T25">(</text:span><text:span text:style-name="T27">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5" draw:text-style-name="P37" draw:layer="layout" svg:width="5.333cm" svg:height="1.017cm" svg:x="16.795cm" svg:y="6.69cm">
          <text:p text:style-name="P21"><text:span text:style-name="T26">sendUp</text:span><text:span text:style-name="T25">(</text:span><text:span text:style-name="T27">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perMAC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UpperMAC</text:span></text:p>
          </draw:text-box>
        </draw:frame>
        <draw:frame draw:name="Content Placeholder 2" presentation:style-name="pr5" draw:text-style-name="P45" draw:layer="layout" svg:width="25.201cm" svg:height="13.857cm" svg:x="1.4cm" svg:y="4.9cm" presentation:class="outline" presentation:user-transformed="true">
          <draw:text-box>
            <text:list text:style-name="L7">
              <text:list-item>
                <text:p xml:id="id29" text:id="id29" text:style-name="P44"><text:span text:style-name="T33">Deals with exchanging frames</text:span></text:p>
              </text:list-item>
              <text:list-item>
                <text:p xml:id="id30" text:id="id30" text:style-name="P44"><text:span text:style-name="T34">Doesn’t need to care about channel access</text:span></text:p>
              </text:list-item>
            </text:list>
            <text:list text:style-name="L8">
              <text:list-item>
                <text:list>
                  <text:list-item>
                    <text:p xml:id="id31" text:id="id31" text:style-name="P14"><text:span text:style-name="T12">reduces complexity!</text:span></text:p>
                  </text:list-item>
                </text:list>
              </text:list-item>
              <text:list-item>
                <text:p xml:id="id32" text:id="id32" text:style-name="P44"><text:span text:style-name="T33">REPLACEABLE! May have simple, advanced and experimental variants</text:span></text:p>
                <text:list>
                  <text:list-item>
                    <text:p xml:id="id33" text:id="id33" text:style-name="P14"><text:span text:style-name="T11">80211b/g, 80211e, 80211n, experimental1, experimental2</text:span><text:span text:style-name="T12">, etc.</text:span></text:p>
                  </text:list-item>
                </text:list>
              </text:list-item>
              <text:list-item>
                <text:p xml:id="id34" text:id="id34" text:style-name="P44"><text:span text:style-name="T33">May be modular in itself (see next slides)</text:span></text:p>
              </text:list-item>
            </text:list>
          </draw:text-box>
        </draw:frame>
        <draw:frame draw:name="Slide Number Placeholder 4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ame Exchange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Frame Exchanges</text:span></text:p>
          </draw:text-box>
        </draw:frame>
        <draw:frame draw:name="Content Placeholder 31" presentation:style-name="pr5" draw:text-style-name="P12" draw:layer="layout" svg:width="25.201cm" svg:height="13.857cm" svg:x="1.4cm" svg:y="4.9cm" presentation:class="outline" presentation:user-transformed="true">
          <draw:text-box>
            <text:p text:style-name="P46"><text:span text:style-name="T33">Frame exchanges are...</text:span></text:p>
            <text:list text:style-name="L7">
              <text:list-item>
                <text:p xml:id="id35" text:id="id35" text:style-name="P47"><text:span text:style-name="T33">C++ classes, used as building block for UpperMAC</text:span></text:p>
              </text:list-item>
              <text:list-item>
                <text:p xml:id="id36" text:id="id36" text:style-name="P47"><text:span text:style-name="T33">Created dynamically in UpperMAC as response to incoming frames or possibly other events</text:span></text:p>
              </text:list-item>
              <text:list-item>
                <text:p xml:id="id37" text:id="id37" text:style-name="P47"><text:span text:style-name="T33">Composable (?)</text:span></text:p>
              </text:list-item>
              <text:list-item>
                <text:p xml:id="id38" text:id="id38" text:style-name="P47"><text:span text:style-name="T33">Examples:</text:span></text:p>
              </text:list-item>
            </text:list>
            <text:list text:style-name="L8">
              <text:list-item>
                <text:list>
                  <text:list-item>
                    <text:p xml:id="id39" text:id="id39" text:style-name="P25"><text:span text:style-name="T12">Data </text:span><text:span text:style-name="T11">ACK</text:span></text:p>
                  </text:list-item>
                  <text:list-item>
                    <text:p xml:id="id40" text:id="id40" text:style-name="P25"><text:span text:style-name="T12">RTS </text:span><text:span text:style-name="T11">CTS</text:span><text:span text:style-name="T12"> Data </text:span><text:span text:style-name="T11">Ack</text:span></text:p>
                  </text:list-item>
                  <text:list-item>
                    <text:p xml:id="id41" text:id="id41" text:style-name="P25"><text:span text:style-name="T12">RTS</text:span><text:span text:style-name="T11"> CTS</text:span><text:span text:style-name="T12"> Data Data Data BAR </text:span><text:span text:style-name="T11">BA</text:span></text:p>
                  </text:list-item>
                  <text:list-item>
                    <text:p xml:id="id42" text:id="id42" text:style-name="P25"><text:span text:style-name="T12">Reverse direction frame exchange</text:span></text:p>
                  </text:list-item>
                  <text:list-item>
                    <text:p xml:id="id43" text:id="id43" text:style-name="P25"><text:span text:style-name="T12">May map to one TXOP or multiple TXOPs</text:span></text:p>
                  </text:list-item>
                </text:list>
              </text:list-item>
            </text:list>
            <text:p text:style-name="P48"><text:span text:style-name="T12"/></text:p>
            <text:p text:style-name="P47"><text:span text:style-name="T33"/></text:p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ame Exchange: Interface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Frame Exchange: Interface</text:span></text:p>
          </draw:text-box>
        </draw:frame>
        <draw:custom-shape draw:name="Rectangle 5" draw:style-name="gr9" draw:text-style-name="P35" draw:layer="layout" svg:width="15.239cm" svg:height="3.047cm" svg:x="4.349cm" svg:y="8.966cm">
          <text:p text:style-name="P34"><text:span text:style-name="T24">Frame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2" draw:text-style-name="P36" draw:layer="layout" svg:width="0.001cm" svg:height="5.079cm" svg:x="5.619cm" svg:y="12.0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14" draw:text-style-name="P36" draw:layer="layout" svg:width="0.001cm" svg:height="1.777cm" svg:x="13.239cm" svg:y="7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8" draw:style-name="gr15" draw:text-style-name="P37" draw:layer="layout" svg:width="13.431cm" svg:height="1.779cm" svg:x="5.619cm" svg:y="15.298cm">
          <text:p text:style-name="P21"><text:span text:style-name="T26">transmitContentionFrame</text:span><text:span text:style-name="T25">(</text:span><text:span text:style-name="T27">frame</text:span><text:span text:style-name="T25">, </text:span><text:span text:style-name="T27">ifs</text:span><text:span text:style-name="T25">, </text:span><text:span text:style-name="T27">eifs</text:span><text:span text:style-name="T25">, </text:span><text:span text:style-name="T27">cw, ...</text:span><text:span text:style-name="T25">)</text:span></text:p>
          <text:p text:style-name="P21"><text:span text:style-name="T26">transmitImmediateFrame</text:span><text:span text:style-name="T25">(</text:span><text:span text:style-name="T27">frame</text:span><text:span text:style-name="T25">, </text:span><text:span text:style-name="T27">ifs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37" draw:layer="layout" svg:width="11.175cm" svg:height="1.017cm" svg:x="13.239cm" svg:y="7.696cm">
          <text:p text:style-name="P21"><text:span text:style-name="T26">frameExchangeFinished</text:span><text:span text:style-name="T25">(bool </text:span><text:span text:style-name="T27">success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16" draw:text-style-name="P36" draw:layer="layout" svg:x1="4.094cm" svg:y1="17.601cm" svg:x2="10.191cm" svg:y2="17.601cm">
          <text:p/>
        </draw:line>
        <draw:custom-shape draw:name="TextBox 11" draw:style-name="gr11" draw:text-style-name="P37" draw:layer="layout" svg:width="1.15cm" svg:height="1.017cm" svg:x="6.496cm" svg:y="17.592cm">
          <text:p text:style-name="P21"><text:span text:style-name="T25">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16" draw:text-style-name="P36" draw:layer="layout" svg:x1="14.254cm" svg:y1="17.611cm" svg:x2="21.366cm" svg:y2="17.611cm">
          <text:p/>
        </draw:line>
        <draw:custom-shape draw:name="TextBox 13" draw:style-name="gr11" draw:text-style-name="P37" draw:layer="layout" svg:width="5.447cm" svg:height="1.017cm" svg:x="15.301cm" svg:y="17.602cm">
          <text:p text:style-name="P21"><text:span text:style-name="T25">RX (via UpperMA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2" draw:text-style-name="P36" draw:layer="layout" svg:width="0.001cm" svg:height="4.317cm" svg:x="18.065cm" svg:y="12.0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5" draw:style-name="gr15" draw:text-style-name="P37" draw:layer="layout" svg:width="7.873cm" svg:height="1.017cm" svg:x="18.065cm" svg:y="14.052cm">
          <text:p text:style-name="P21"><text:span text:style-name="T26">lowerFrameArrived</text:span><text:span text:style-name="T25">(</text:span><text:span text:style-name="T27">frame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12" draw:text-style-name="P36" draw:layer="layout" svg:width="0.001cm" svg:height="2.783cm" svg:x="7.905cm" svg:y="6.1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8" draw:style-name="gr15" draw:text-style-name="P37" draw:layer="layout" svg:width="4.825cm" svg:height="1.779cm" svg:x="7.905cm" svg:y="6.426cm">
          <text:p text:style-name="P21"><text:span text:style-name="T25">construction, </text:span><text:span text:style-name="T25"><text:line-break/></text:span><text:span text:style-name="T26">start</text:span><text:span text:style-name="T25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4" draw:text-style-name="P36" draw:layer="layout" svg:width="0.001cm" svg:height="1.777cm" svg:x="6.635cm" svg:y="12.0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1" draw:style-name="gr15" draw:text-style-name="P37" draw:layer="layout" svg:width="7.111cm" svg:height="1.017cm" svg:x="6.635cm" svg:y="13.03cm">
          <text:p text:style-name="P21"><text:span text:style-name="T26">transmissionComplete</text:span><text:span text:style-name="T25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16" draw:text-style-name="P36" draw:layer="layout" svg:x1="4.095cm" svg:y1="5.917cm" svg:x2="21.366cm" svg:y2="5.917cm">
          <text:p/>
        </draw:line>
        <draw:custom-shape draw:name="TextBox 29" draw:style-name="gr11" draw:text-style-name="P37" draw:layer="layout" svg:width="6.281cm" svg:height="1.017cm" svg:x="10.08cm" svg:y="4.902cm">
          <text:p text:style-name="P21"><text:span text:style-name="T25">Containing UpperM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 as State Machine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35">Implementation as State Machine</text:span></text:p>
          </draw:text-box>
        </draw:frame>
        <draw:frame draw:name="Content Placeholder 2" presentation:style-name="pr5" draw:text-style-name="P12" draw:layer="layout" svg:width="25.201cm" svg:height="3.313cm" svg:x="1.4cm" svg:y="4.9cm" presentation:class="outline" presentation:user-transformed="true">
          <draw:text-box>
            <text:list text:style-name="L7">
              <text:list-item>
                <text:p text:style-name="P10"><text:span text:style-name="T8">Frame Exchange classes may be implemented in terms of state machines. Example: Data + ACK</text:span></text:p>
              </text:list-item>
            </text:list>
          </draw:text-box>
        </draw:frame>
        <draw:g draw:name="Group 63" xml:id="id44" draw:id="id44">
          <draw:custom-shape draw:name="TextBox 6" draw:style-name="gr28" draw:text-style-name="P22" draw:layer="layout" svg:width="10.159cm" svg:height="3.299cm" svg:x="1.809cm" svg:y="15.303cm">
            <text:list text:style-name="L13">
              <text:list-item>
                <text:p text:style-name="P21"><text:span text:style-name="T25">invokes </text:span><text:span text:style-name="T26">transmitContentionFrame()</text:span></text:p>
              </text:list-item>
              <text:list-item>
                <text:p text:style-name="P21"><text:span text:style-name="T25">frames that arrive during IFS and backoff are processed separately by UpperMAC (ACKed, etc)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28" draw:text-style-name="P22" draw:layer="layout" svg:width="8.635cm" svg:height="2.283cm" svg:x="15.017cm" svg:y="16.573cm">
            <text:p text:style-name="P21"><text:span text:style-name="T8">Exponential backoff procedure is here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1" draw:style-name="gr29" draw:text-style-name="P36" draw:layer="layout" svg:width="1.523cm" svg:height="2.539cm" svg:x="6.889cm" svg:y="12.75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" draw:style-name="gr30" draw:text-style-name="P33" draw:layer="layout" svg:width="3.301cm" svg:height="2.539cm" svg:x="2.825cm" svg:y="10.477cm">
            <text:p text:style-name="P34"><text:span text:style-name="T24">INIT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30" draw:text-style-name="P33" draw:layer="layout" svg:width="5.079cm" svg:height="2.539cm" svg:x="8.159cm" svg:y="10.477cm">
            <text:p text:style-name="P34"><text:span text:style-name="T24">TRANSMIT-</text:span><text:span text:style-name="T24"><text:line-break/></text:span><text:span text:style-name="T24">DAT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30" draw:text-style-name="P33" draw:layer="layout" svg:width="5.079cm" svg:height="2.539cm" svg:x="16.795cm" svg:y="10.477cm">
            <text:p text:style-name="P34"><text:span text:style-name="T24">WAIT-ACK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3" draw:style-name="gr26" draw:text-style-name="P36" draw:layer="layout" svg:width="2.031cm" svg:height="0.001cm" svg:x="6.127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26" draw:text-style-name="P36" draw:layer="layout" svg:width="3.555cm" svg:height="0.001cm" svg:x="13.239cm" svg:y="11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5" draw:style-name="gr1" draw:text-style-name="P22" draw:layer="layout" svg:width="1.735cm" svg:height="1.013cm" svg:x="6.408cm" svg:y="10.731cm">
            <text:p text:style-name="P21"><text:span text:style-name="T25">St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" draw:text-style-name="P22" draw:layer="layout" svg:width="3.83cm" svg:height="1.013cm" svg:x="13.25cm" svg:y="10.731cm">
            <text:p text:style-name="P21"><text:span text:style-name="T25">TX-Comple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" draw:style-name="gr30" draw:text-style-name="P33" draw:layer="layout" svg:width="5.079cm" svg:height="2.539cm" svg:x="21.367cm" svg:y="7.937cm">
            <text:p text:style-name="P34"><text:span text:style-name="T24">SUCCES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30" draw:text-style-name="P33" draw:layer="layout" svg:width="5.079cm" svg:height="2.539cm" svg:x="21.367cm" svg:y="13.779cm">
            <text:p text:style-name="P34"><text:span text:style-name="T24">FAILURE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5" draw:style-name="gr26" draw:text-style-name="P36" draw:layer="layout" svg:width="1.269cm" svg:height="2.031cm" draw:transform="rotate (-1.5707963267949) translate (21.357cm 9.197cm)">
            <text:p/>
            <draw:enhanced-geometry draw:mirror-horizontal="true" draw:mirror-vertical="tru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  <draw:custom-shape draw:name="Straight Arrow Connector 25" draw:style-name="gr26" draw:text-style-name="P36" draw:layer="layout" svg:width="2.031cm" svg:height="2.031cm" draw:transform="rotate (1.5707963267949) translate (19.325cm 15.049cm)">
            <text:p/>
            <draw:enhanced-geometry draw:mirror-horizontal="true" draw:mirror-vertical="fals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  <draw:custom-shape draw:name="Straight Arrow Connector 25" draw:style-name="gr23" draw:text-style-name="P36" draw:layer="layout" svg:width="0.371cm" svg:height="6.839cm" draw:transform="rotate (-1.5707963267949) translate (17.539cm 12.645cm)">
            <text:p/>
            <draw:enhanced-geometry draw:mirror-horizontal="false" draw:mirror-vertical="false" svg:viewBox="0 0 0 0" draw:text-areas="0 0 ?f5 ?f6" draw:type="ooxml-curvedConnector3" draw:modifiers="433292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37" draw:style-name="gr1" draw:text-style-name="P22" draw:layer="layout" svg:width="8.258cm" svg:height="1.775cm" svg:x="10.361cm" svg:y="14.27cm">
            <text:p text:style-name="P34"><text:span text:style-name="T25">Timeout &amp; retryCount &lt; max /</text:span></text:p>
            <text:p text:style-name="P34"><text:span text:style-name="T27">update c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1" draw:text-style-name="P22" draw:layer="layout" svg:width="7.869cm" svg:height="1.013cm" svg:x="19.296cm" svg:y="13.017cm">
            <text:p text:style-name="P34"><text:span text:style-name="T25">Timeout &amp; retryCount = 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1" draw:text-style-name="P22" draw:layer="layout" svg:width="1.536cm" svg:height="1.013cm" svg:x="18.805cm" svg:y="8.445cm">
            <text:p text:style-name="P34"><text:span text:style-name="T25">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2" draw:style-name="gr29" draw:text-style-name="P36" draw:layer="layout" svg:width="2.285cm" svg:height="1.269cm" svg:x="16.277cm" svg:y="15.293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62">
          <draw:line draw:name="Straight Connector 54" draw:style-name="gr31" draw:text-style-name="P36" draw:layer="layout" svg:x1="3.332cm" svg:y1="8.467cm" svg:x2="16.286cm" svg:y2="8.467cm">
            <text:p/>
          </draw:line>
          <draw:custom-shape draw:name="TextBox 55" draw:style-name="gr1" draw:text-style-name="P22" draw:layer="layout" svg:width="1.739cm" svg:height="1.013cm" svg:x="3.103cm" svg:y="7.452cm">
            <text:p text:style-name="P21"><text:span text:style-name="T25">ST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6" draw:style-name="gr1" draw:text-style-name="P22" draw:layer="layout" svg:width="1.739cm" svg:height="1.013cm" svg:x="3.103cm" svg:y="8.458cm">
            <text:p text:style-name="P21"><text:span text:style-name="T25">STA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32" draw:text-style-name="P49" draw:layer="layout" svg:width="4.044cm" svg:height="1.013cm" svg:x="9.194cm" svg:y="7.452cm">
            <text:p text:style-name="P34"><text:span text:style-name="T25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32" draw:text-style-name="P49" draw:layer="layout" svg:width="1.758cm" svg:height="1.013cm" svg:x="13.766cm" svg:y="8.468cm">
            <text:p text:style-name="P34"><text:span text:style-name="T25">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" draw:text-style-name="P22" draw:layer="layout" svg:width="3.246cm" svg:height="1.013cm" svg:x="5.892cm" svg:y="7.452cm">
            <text:p text:style-name="P21"><text:span text:style-name="T27">conten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31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ep-Based Frame Exchange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Step-Based Frame Exchanges</text:span></text:p>
          </draw:text-box>
        </draw:frame>
        <draw:frame draw:name="Content Placeholder 2" presentation:style-name="pr10" draw:text-style-name="P54" draw:layer="layout" svg:width="25.201cm" svg:height="4.837cm" svg:x="1.4cm" svg:y="4.9cm" presentation:class="outline" presentation:user-transformed="true">
          <draw:text-box>
            <text:list text:style-name="L7">
              <text:list-item>
                <text:p text:style-name="P31"><text:span text:style-name="T36">Frame exchange classes allow for a concise and natural mapping of protocol to code</text:span></text:p>
              </text:list-item>
            </text:list>
            <text:p text:style-name="P50"><text:span text:style-name="T37">Example: RTS+CTS+Data+ACK exchange:</text:span></text:p>
            <text:p text:style-name="P51"><text:span text:style-name="T37"/></text:p>
            <text:p text:style-name="P51"><text:span text:style-name="T37"/></text:p>
            <text:p text:style-name="P51"><text:span text:style-name="T37"/></text:p>
            <text:p text:style-name="P51"><text:span text:style-name="T37">Can be described in terms of </text:span><text:span text:style-name="T38">send</text:span><text:span text:style-name="T37"> and </text:span><text:span text:style-name="T38">expect</text:span><text:span text:style-name="T37"> steps!</text:span></text:p>
            <text:list text:style-name="L8">
              <text:list-item>
                <text:list>
                  <text:list-item>
                    <text:p text:style-name="P52"><text:span text:style-name="T37">So: why not define a</text:span><text:span text:style-name="T37"> </text:span><text:span text:style-name="T39">StepBasedFrameExhange</text:span><text:span text:style-name="T40"> base class that defines </text:span><text:span text:style-name="T41">send</text:span><text:span text:style-name="T40"> and </text:span><text:span text:style-name="T41">expect</text:span><text:span text:style-name="T40"> as primitives?</text:span></text:p>
                  </text:list-item>
                  <text:list-item>
                    <text:p text:style-name="P52"><text:span text:style-name="T40">Note one difficulty: RTS needs to be retransmitted if there’s no CTS</text:span></text:p>
                  </text:list-item>
                </text:list>
              </text:list-item>
            </text:list>
            <text:p text:style-name="P53"><text:span text:style-name="T42"/></text:p>
          </draw:text-box>
        </draw:frame>
        <draw:g draw:name="Group 20">
          <draw:line draw:name="Straight Connector 5" draw:style-name="gr31" draw:text-style-name="P36" draw:layer="layout" svg:x1="3.332cm" svg:y1="10.987cm" svg:x2="23.398cm" svg:y2="10.997cm">
            <text:p/>
          </draw:line>
          <draw:custom-shape draw:name="TextBox 6" draw:style-name="gr1" draw:text-style-name="P22" draw:layer="layout" svg:width="1.739cm" svg:height="1.013cm" svg:x="3.103cm" svg:y="9.972cm">
            <text:p text:style-name="P21"><text:span text:style-name="T25">ST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" draw:text-style-name="P22" draw:layer="layout" svg:width="1.739cm" svg:height="1.013cm" svg:x="3.103cm" svg:y="10.978cm">
            <text:p text:style-name="P21"><text:span text:style-name="T25">STA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2" draw:text-style-name="P49" draw:layer="layout" svg:width="5.822cm" svg:height="1.013cm" svg:x="13.512cm" svg:y="9.972cm">
            <text:p text:style-name="P34"><text:span text:style-name="T25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2" draw:text-style-name="P49" draw:layer="layout" svg:width="1.758cm" svg:height="1.013cm" svg:x="19.608cm" svg:y="10.988cm">
            <text:p text:style-name="P34"><text:span text:style-name="T25">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32" draw:text-style-name="P49" draw:layer="layout" svg:width="1.758cm" svg:height="1.013cm" svg:x="11.48cm" svg:y="10.998cm">
            <text:p text:style-name="P34"><text:span text:style-name="T25">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32" draw:text-style-name="P49" draw:layer="layout" svg:width="1.758cm" svg:height="1.013cm" svg:x="9.429cm" svg:y="9.982cm">
            <text:p text:style-name="P34"><text:span text:style-name="T25">R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1" draw:text-style-name="P22" draw:layer="layout" svg:width="3.246cm" svg:height="1.013cm" svg:x="6.146cm" svg:y="9.972cm">
            <text:p text:style-name="P21"><text:span text:style-name="T27">conten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1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7">Step-Based Frame Exchange</text:span></text:p>
          </draw:text-box>
        </draw:frame>
        <draw:frame draw:name="Content Placeholder 4" presentation:style-name="pr11" draw:text-style-name="P56" draw:layer="layout" svg:width="25.201cm" svg:height="15.199cm" svg:x="1.301cm" svg:y="4.443cm" presentation:class="outline" presentation:user-transformed="true">
          <draw:text-box>
            <text:p text:style-name="P55"><text:span text:style-name="T43">class SendDataWithRtsCtsFrameExchange : public StepBasedFrameExchange { ... };</text:span></text:p>
            <text:p text:style-name="P55"><text:span text:style-name="T44"/></text:p>
            <text:p text:style-name="P55"><text:span text:style-name="T43">void SendDataWithRtsCtsFrameExchange::</text:span><text:span text:style-name="T45">doStep</text:span><text:span text:style-name="T43">(int step)</text:span></text:p>
            <text:p text:style-name="P55"><text:span text:style-name="T43">{</text:span></text:p>
            <text:p text:style-name="P55"><text:span text:style-name="T43"><text:s text:c="4"/></text:span><text:span text:style-name="T43">switch (step) {</text:span></text:p>
            <text:p text:style-name="P55"><text:span text:style-name="T43"><text:s text:c="8"/></text:span><text:span text:style-name="T43">case 0: </text:span><text:span text:style-name="T45">transmitContentionFrame</text:span><text:span text:style-name="T43">(buildRtsFrame(dataFrame), retryCount); break;</text:span></text:p>
            <text:p text:style-name="P55"><text:span text:style-name="T43"><text:s text:c="8"/></text:span><text:span text:style-name="T43">case 1: </text:span><text:span text:style-name="T45">expectReply</text:span><text:span text:style-name="T43">(ctsTimeout); break;</text:span></text:p>
            <text:p text:style-name="P55"><text:span text:style-name="T43"><text:s text:c="8"/></text:span><text:span text:style-name="T43">case 2: </text:span><text:span text:style-name="T45">transmitImmediateFrame</text:span><text:span text:style-name="T43">(dataFrame-&gt;dup(), sifsTime); break;</text:span></text:p>
            <text:p text:style-name="P55"><text:span text:style-name="T43"><text:s text:c="8"/></text:span><text:span text:style-name="T43">case 3: </text:span><text:span text:style-name="T45">expectReply</text:span><text:span text:style-name="T43">(ackTimeout); break;</text:span></text:p>
            <text:p text:style-name="P55"><text:span text:style-name="T43"><text:s text:c="8"/></text:span><text:span text:style-name="T43">case 4: </text:span><text:span text:style-name="T45">succeed</text:span><text:span text:style-name="T43">(); break;</text:span></text:p>
            <text:p text:style-name="P55"><text:span text:style-name="T43"><text:s text:c="4"/></text:span><text:span text:style-name="T43">}</text:span></text:p>
            <text:p text:style-name="P55"><text:span text:style-name="T43">}</text:span></text:p>
            <text:p text:style-name="P55"><text:span text:style-name="T43"/></text:p>
            <text:p text:style-name="P55"><text:span text:style-name="T43">bool SendDataWithRtsCtsFrameExchange::</text:span><text:span text:style-name="T45">processReply</text:span><text:span text:style-name="T43">(int step, Ieee80211Frame *frame)</text:span></text:p>
            <text:p text:style-name="P55"><text:span text:style-name="T43">{</text:span></text:p>
            <text:p text:style-name="P55"><text:span text:style-name="T43"><text:s text:c="4"/></text:span><text:span text:style-name="T43">switch (step) {</text:span></text:p>
            <text:p text:style-name="P55"><text:span text:style-name="T43"><text:s text:c="8"/></text:span><text:span text:style-name="T43">case 1: if (isCts(frame)) {delete frame; return true;} else return false;</text:span></text:p>
            <text:p text:style-name="P55"><text:span text:style-name="T43"><text:s text:c="8"/></text:span><text:span text:style-name="T43">case 3: if (isAck(frame)) {delete frame; return true;} else return false;</text:span></text:p>
            <text:p text:style-name="P55"><text:span text:style-name="T43"><text:s text:c="4"/></text:span><text:span text:style-name="T43">}</text:span></text:p>
            <text:p text:style-name="P55"><text:span text:style-name="T43">}</text:span></text:p>
            <text:p text:style-name="P55"><text:span text:style-name="T43"/></text:p>
            <text:p text:style-name="P55"><text:span text:style-name="T43">void SendDataWithRtsCtsFrameExchange::</text:span><text:span text:style-name="T45">processTimeout</text:span><text:span text:style-name="T43">(int step)</text:span></text:p>
            <text:p text:style-name="P55"><text:span text:style-name="T43">{</text:span></text:p>
            <text:p text:style-name="P55"><text:span text:style-name="T43"><text:s text:c="4"/></text:span><text:span text:style-name="T43">switch (step) {</text:span></text:p>
            <text:p text:style-name="P55"><text:span text:style-name="T43"><text:s text:c="8"/></text:span><text:span text:style-name="T43">case 1: if (++retryCount &lt; shortRetryLimit) </text:span><text:span text:style-name="T45">gotoStep</text:span><text:span text:style-name="T43">(0); else </text:span><text:span text:style-name="T45">fail</text:span><text:span text:style-name="T43">(); break;</text:span></text:p>
            <text:p text:style-name="P55"><text:span text:style-name="T43"><text:s text:c="8"/></text:span><text:span text:style-name="T43">case 3: </text:span><text:span text:style-name="T45">fail</text:span><text:span text:style-name="T43">(); break;</text:span></text:p>
            <text:p text:style-name="P55"><text:span text:style-name="T43"><text:s text:c="4"/></text:span><text:span text:style-name="T43">}</text:span></text:p>
            <text:p text:style-name="P55"><text:span text:style-name="T43">}</text:span></text:p>
            <text:p text:style-name="P55"><text:span text:style-name="T43"/></text:p>
            <text:p text:style-name="P55"><text:span text:style-name="T43">void SendDataWithRtsCtsFrameExchange::</text:span><text:span text:style-name="T45">processInternalCollision</text:span><text:span text:style-name="T43">(int step)</text:span></text:p>
            <text:p text:style-name="P55"><text:span text:style-name="T43">{</text:span></text:p>
            <text:p text:style-name="P55"><text:span text:style-name="T43"><text:s text:c="4"/></text:span><text:span text:style-name="T43">switch (step) {</text:span></text:p>
            <text:p text:style-name="P55"><text:span text:style-name="T43"><text:s text:c="8"/></text:span><text:span text:style-name="T43">case 0: if (++retryCount &lt; shortRetryLimit) </text:span><text:span text:style-name="T45">gotoStep</text:span><text:span text:style-name="T43">(0); else </text:span><text:span text:style-name="T45">fail</text:span><text:span text:style-name="T43">(); break;</text:span></text:p>
            <text:p text:style-name="P55"><text:span text:style-name="T43"><text:s text:c="4"/></text:span><text:span text:style-name="T43">}</text:span></text:p>
            <text:p text:style-name="P55"><text:span text:style-name="T43">}</text:span></text:p>
            <text:p text:style-name="P55"><text:span text:style-name="T43"/></text:p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19" presentation:class="page"/>
          <draw:frame presentation:style-name="pr7" draw:text-style-name="P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rther Componentization Possibilitie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14">Further Componentization Possibilities</text:span></text:p>
          </draw:text-box>
        </draw:frame>
        <draw:frame draw:name="Content Placeholder 2" presentation:style-name="pr5" draw:text-style-name="P12" draw:layer="layout" svg:width="25.201cm" svg:height="13.857cm" svg:x="1.4cm" svg:y="4.9cm" presentation:class="outline" presentation:user-transformed="true">
          <draw:text-box>
            <text:p text:style-name="P58"><text:span text:style-name="T12">Candidates for wrapping into self-contained classes:</text:span></text:p>
            <text:list text:style-name="L7">
              <text:list-item>
                <text:p text:style-name="P25"><text:span text:style-name="T12">Fragmentation</text:span></text:p>
              </text:list-item>
              <text:list-item>
                <text:p text:style-name="P25"><text:span text:style-name="T12">MSDU aggregation</text:span></text:p>
              </text:list-item>
              <text:list-item>
                <text:p text:style-name="P25"><text:span text:style-name="T12">MPDU aggregation</text:span></text:p>
              </text:list-item>
              <text:list-item>
                <text:p text:style-name="P25"><text:span text:style-name="T12">Rate control</text:span></text:p>
              </text:list-item>
              <text:list-item>
                <text:p text:style-name="P25"><text:span text:style-name="T12">Frame exchange selection policy</text:span></text:p>
              </text:list-item>
              <text:list-item>
                <text:p text:style-name="P25"><text:span text:style-name="T12">...</text:span></text:p>
              </text:list-item>
            </text:list>
          </draw:text-box>
        </draw:frame>
        <draw:frame draw:name="Slide Number Placeholder 3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3.969cm" svg:height="10.476cm" svg:x="3.81cm" svg:y="2.123cm" draw:page-number="2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us" draw:style-name="dp1" draw:master-page-name="Title_20_and_20_Content" presentation:presentation-page-layout-name="AL2T11">
        <draw:frame draw:name="Title 1" presentation:style-name="pr8" draw:text-style-name="P9" draw:layer="layout" svg:width="25.201cm" svg:height="3.499cm" svg:x="1.4cm" svg:y="0.841cm" presentation:class="title" presentation:user-transformed="true">
          <draw:text-box>
            <text:p text:style-name="P8"><text:span text:style-name="T14">Status</text:span></text:p>
          </draw:text-box>
        </draw:frame>
        <draw:frame draw:name="Content Placeholder 2" presentation:style-name="pr5" draw:text-style-name="P12" draw:layer="layout" svg:width="25.201cm" svg:height="5.853cm" svg:x="1.4cm" svg:y="4.9cm" presentation:class="outline" presentation:user-transformed="true">
          <draw:text-box>
            <text:list text:style-name="L7">
              <text:list-item>
                <text:p text:style-name="P14"><text:span text:style-name="T12">Early implementation draft exists</text:span></text:p>
              </text:list-item>
              <text:list-item>
                <text:p text:style-name="P14"><text:span text:style-name="T12">Looking for contributors once the design is getting stable</text:span></text:p>
              </text:list-item>
              <text:list-item>
                <text:p text:style-name="P14"><text:span text:style-name="T12">The plan is to implement </text:span><text:span text:style-name="T46">multiple UpperMACs </text:span><text:span text:style-name="T12">of increasing complexity</text:span></text:p>
              </text:list-item>
            </text:list>
          </draw:text-box>
        </draw:frame>
        <draw:g draw:name="Group 13" xml:id="id45" draw:id="id45">
          <draw:custom-shape draw:name="Rectangle 3" draw:style-name="gr33" draw:text-style-name="P59" draw:layer="layout" svg:width="2.539cm" svg:height="4.825cm" svg:x="4.249cm" svg:y="11.008cm">
            <text:p text:style-name="P34"><text:span text:style-name="T24"><text:s/></text:span><text:span text:style-name="T24">802.11</text:span><text:span text:style-name="T24"><text:line-break/></text:span><text:span text:style-name="T24">b/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3" draw:text-style-name="P59" draw:layer="layout" svg:width="2.539cm" svg:height="4.825cm" svg:x="7.551cm" svg:y="11.008cm">
            <text:p text:style-name="P34"><text:span text:style-name="T24"><text:s/></text:span><text:span text:style-name="T24">802.11</text:span><text:span text:style-name="T24"><text:line-break/></text:span><text:span text:style-name="T24">EDC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3" draw:text-style-name="P59" draw:layer="layout" svg:width="2.539cm" svg:height="4.825cm" svg:x="10.853cm" svg:y="11.008cm">
            <text:p text:style-name="P34"><text:span text:style-name="T24"><text:s/></text:span><text:span text:style-name="T24">802.11</text:span><text:span text:style-name="T24"><text:line-break/></text:span><text:span text:style-name="T24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33" draw:layer="layout" svg:width="2.539cm" svg:height="4.825cm" svg:x="14.155cm" svg:y="11.008cm">
            <text:p text:style-name="P34"><text:span text:style-name="T24"><text:s/></text:span><text:span text:style-name="T24">802.11</text:span><text:span text:style-name="T24"><text:line-break/></text:span><text:span text:style-name="T24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0" draw:text-style-name="P33" draw:layer="layout" svg:width="2.539cm" svg:height="4.825cm" svg:x="17.457cm" svg:y="11.008cm">
            <text:p text:style-name="P34"><text:span text:style-name="T24"><text:s/></text:span><text:span text:style-name="T24">802.11</text:span><text:span text:style-name="T24"><text:line-break/></text:span><text:span text:style-name="T24">a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4" draw:text-style-name="P19" draw:layer="layout" svg:width="2.539cm" svg:height="4.825cm" svg:x="20.759cm" svg:y="11.008cm">
            <text:p text:style-name="P34"><text:span text:style-name="T12"><text:s/></text:span><text:span text:style-name="T12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 Brace 9" draw:style-name="gr35" draw:text-style-name="P22" draw:layer="layout" svg:width="1.269cm" svg:height="9.143cm" draw:transform="rotate (1.5707963267949) translate (4.249cm 17.347cm)">
            <text:p text:style-name="P34"><text:span text:style-name="T25"/></text:p>
            <draw:enhanced-geometry draw:mirror-horizontal="false" draw:mirror-vertical="true" svg:viewBox="0 0 0 0" draw:text-areas="?f13 ?f14 ?f17 ?f15" draw:type="ooxml-leftBrace" draw:modifiers="50000 46362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Left Brace 10" draw:style-name="gr35" draw:text-style-name="P22" draw:layer="layout" svg:width="1.269cm" svg:height="9.143cm" draw:transform="rotate (1.5707963267949) translate (14.155cm 17.347cm)">
            <text:p text:style-name="P34"><text:span text:style-name="T25"/></text:p>
            <draw:enhanced-geometry draw:mirror-horizontal="false" draw:mirror-vertical="true" svg:viewBox="0 0 0 0" draw:text-areas="?f13 ?f14 ?f17 ?f15" draw:type="ooxml-leftBrace" draw:modifiers="50000 46362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TextBox 11" draw:style-name="gr1" draw:text-style-name="P22" draw:layer="layout" svg:width="8.838cm" svg:height="1.945cm" svg:x="4.912cm" svg:y="17.103cm">
            <text:p text:style-name="P34"><text:span text:style-name="T9">We plan to implement these,</text:span><text:span text:style-name="T9"><text:line-break/></text:span><text:span text:style-name="T9">as proof of concep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1" draw:text-style-name="P22" draw:layer="layout" svg:width="7.992cm" svg:height="1.945cm" svg:x="15.002cm" svg:y="17.086cm">
            <text:p text:style-name="P34"><text:span text:style-name="T9">And hope the community </text:span><text:span text:style-name="T9"><text:line-break/></text:span><text:span text:style-name="T9">will add oth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14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2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Title 1" presentation:style-name="pr4" draw:text-style-name="P9" draw:layer="layout" svg:width="25.201cm" svg:height="3.499cm" svg:x="1.4cm" svg:y="0.841cm" presentation:class="title" presentation:user-transformed="true">
          <draw:text-box>
            <text:p/>
          </draw:text-box>
        </draw:frame>
        <draw:frame draw:name="Slide Number Placeholder 7" presentation:style-name="pr6" draw:text-style-name="P6" draw:layer="layout" svg:width="6.533cm" svg:height="1.117cm" svg:x="20.068cm" svg:y="19.463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TextBox 8" draw:style-name="gr36" draw:text-style-name="P38" draw:layer="layout" svg:width="12.971cm" svg:height="4.767cm" svg:x="7.125cm" svg:y="7.336cm">
          <text:p text:style-name="P34"><text:span text:style-name="T35">What do you think?</text:span><text:span text:style-name="T35"><text:line-break/></text:span><text:span text:style-name="T35">Let’s discuss it!</text:span></text:p>
          <text:p text:style-name="P3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3.969cm" svg:height="10.476cm" svg:x="3.81cm" svg:y="2.123cm" draw:page-number="2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ingdings" svg:font-family="Wingdings"/>
    <style:font-face style:name="Calibri3" svg:font-family="Calibri" style:font-family-generic="modern"/>
    <style:font-face style:name="Consolas" svg:font-family="Consolas" style:font-family-generic="modern"/>
    <style:font-face style:name="DejaVu Sans1" svg:font-family="'DejaVu Sans'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nsolas2" svg:font-family="Consolas" style:font-family-generic="modern" style:font-pitch="variable"/>
    <style:font-face style:name="DejaVu Sans" svg:font-family="'DejaVu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8980000067246104DD6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penEnd_20_9" draw:display-name="msArrowOpenEnd 9" svg:viewBox="0 0 600 600" svg:d="M300 0l300 546-90 54-210-384-210 384-90-54z"/>
    <draw:marker draw:name="msArrowStealthEnd_20_9" draw:display-name="msArrowStealthEnd 9" svg:viewBox="0 0 500 500" svg:d="M250 0l250 500-250-200-250 200z"/>
    <draw:stroke-dash draw:name="Dashed_20__28_var_29__20_4" draw:display-name="Dashed (var) 4" draw:style="rect" draw:dots2="1" draw:dots2-length="0.848cm" draw:distance="0.318cm"/>
    <draw:stroke-dash draw:name="Dashed_20__28_var_29__20_5" draw:display-name="Dashed (var) 5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5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5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28cm" fo:padding-right="0.28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506cm" fo:padding-top="0.14cm" fo:padding-bottom="0.14cm" fo:padding-left="0.28cm" fo:padding-right="0.28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2.179cm" fo:padding-top="0.14cm" fo:padding-bottom="0.14cm" fo:padding-left="0.28cm" fo:padding-right="0.28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28cm" fo:padding-right="0.28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69cm" svg:x="1cm" svg:y="2.436cm"/>
      <draw:page-thumbnail draw:layer="backgroundobjects" svg:width="9.294cm" svg:height="6.969cm" svg:x="1cm" svg:y="10.484cm"/>
      <draw:page-thumbnail draw:layer="backgroundobjects" svg:width="9.294cm" svg:height="6.969cm" svg:x="1cm" svg:y="18.532cm"/>
      <draw:page-thumbnail draw:layer="backgroundobjects" svg:width="9.294cm" svg:height="6.969cm" svg:x="11.295cm" svg:y="2.436cm"/>
      <draw:page-thumbnail draw:layer="backgroundobjects" svg:width="9.294cm" svg:height="6.969cm" svg:x="11.295cm" svg:y="10.484cm"/>
      <draw:page-thumbnail draw:layer="backgroundobjects" svg:width="9.294cm" svg:height="6.969cm" svg:x="11.295cm" svg:y="18.532cm"/>
    </style:handout-master>
    <style:master-page style:name="Blank" style:page-layout-name="PM1" draw:style-name="Mdp1">
      <draw:frame draw:name="Date Placeholder 1" presentation:style-name="Mpr1" draw:text-style-name="MP5" draw:layer="backgroundobjects" svg:width="6.533cm" svg:height="1.117cm" svg:x="1.4cm" svg:y="19.463cm" presentation:class="date-time" presentation:user-transformed="true">
        <draw:text-box>
          <text:p/>
        </draw:text-box>
      </draw:frame>
      <draw:frame draw:name="Footer Placeholder 2" presentation:style-name="Mpr1" draw:text-style-name="MP5" draw:layer="backgroundobjects" svg:width="8.866cm" svg:height="1.117cm" svg:x="9.567cm" svg:y="19.463cm" presentation:class="footer" presentation:user-transformed="true">
        <draw:text-box>
          <text:p/>
        </draw:text-box>
      </draw:frame>
      <draw:frame draw:name="Slide Number Placeholder 3" presentation:style-name="Mpr1" draw:text-style-name="MP5" draw:layer="backgroundobjects" svg:width="6.533cm" svg:height="1.117cm" svg:x="20.068cm" svg:y="19.46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5.201cm" svg:height="3.499cm" svg:x="1.4cm" svg:y="0.84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5.201cm" svg:height="13.857cm" svg:x="1.4cm" svg:y="4.9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6.533cm" svg:height="1.117cm" svg:x="1.4cm" svg:y="19.463cm" presentation:class="date-time" presentation:user-transformed="true">
        <draw:text-box>
          <text:p/>
        </draw:text-box>
      </draw:frame>
      <draw:frame draw:name="Footer Placeholder 4" presentation:style-name="Mpr6" draw:text-style-name="MP5" draw:layer="backgroundobjects" svg:width="8.866cm" svg:height="1.117cm" svg:x="9.567cm" svg:y="19.463cm" presentation:class="footer" presentation:user-transformed="true">
        <draw:text-box>
          <text:p/>
        </draw:text-box>
      </draw:frame>
      <draw:frame draw:name="Slide Number Placeholder 5" presentation:style-name="Mpr6" draw:text-style-name="MP5" draw:layer="backgroundobjects" svg:width="6.533cm" svg:height="1.117cm" svg:x="20.068cm" svg:y="19.46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MNeT++ Community Summit, 2015</dc:title>
    <meta:initial-creator>levy</meta:initial-creator>
    <meta:editing-cycles>637</meta:editing-cycles>
    <meta:creation-date>2015-07-28T10:56:29</meta:creation-date>
    <dc:date>2015-10-14T15:41:27.587000000</dc:date>
    <meta:editing-duration>P2DT21H15M41S</meta:editing-duration>
    <meta:generator>LibreOffice/5.0.0.5$Windows_x86 LibreOffice_project/1b1a90865e348b492231e1c451437d7a15bb262b</meta:generator>
    <meta:document-statistic meta:object-count="31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